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1000001019A0A7EC5.png" manifest:media-type="image/png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701800001A9000001A90C21CAB6F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03000000F0F94C23C5.png" manifest:media-type="image/png"/>
  <manifest:file-entry manifest:full-path="Pictures/100000010000012C0000012C13779555.png" manifest:media-type="image/png"/>
  <manifest:file-entry manifest:full-path="Pictures/10000001000000EF000000FCBFED8971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Montserrat Medium" svg:font-family="'Montserrat Medium'"/>
    <style:font-face style:name="Montserrat Medium1" svg:font-family="'Montserrat Medium'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7" style:family="table" style:master-page-name="">
      <style:table-properties style:width="18.688cm" fo:margin-left="-1.54cm" style:page-number="auto" table:align="left" style:writing-mode="lr-tb"/>
    </style:style>
    <style:style style:name="Tabla7.A" style:family="table-column">
      <style:table-column-properties style:column-width="4.491cm"/>
    </style:style>
    <style:style style:name="Tabla7.C" style:family="table-column">
      <style:table-column-properties style:column-width="4.198cm"/>
    </style:style>
    <style:style style:name="Tabla7.D" style:family="table-column">
      <style:table-column-properties style:column-width="1.836cm"/>
    </style:style>
    <style:style style:name="Tabla7.1" style:family="table-row">
      <style:table-row-properties style:min-row-height="0.31cm"/>
    </style:style>
    <style:style style:name="Tabla7.A1" style:family="table-cell">
      <style:table-cell-properties style:vertical-align="middle" fo:padding="0cm" fo:border="none"/>
    </style:style>
    <style:style style:name="Tabla7.2" style:family="table-row">
      <style:table-row-properties style:min-row-height="0.494cm"/>
    </style:style>
    <style:style style:name="Tabla7.4" style:family="table-row">
      <style:table-row-properties style:min-row-height="0.43cm"/>
    </style:style>
    <style:style style:name="Tabla8" style:family="table">
      <style:table-properties style:width="16.461cm" fo:margin-left="-1.40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0.654cm"/>
    </style:style>
    <style:style style:name="Tabla8.B" style:family="table-column">
      <style:table-column-properties style:column-width="3.542cm"/>
    </style:style>
    <style:style style:name="Tabla8.C" style:family="table-column">
      <style:table-column-properties style:column-width="1.397cm"/>
    </style:style>
    <style:style style:name="Tabla8.D" style:family="table-column">
      <style:table-column-properties style:column-width="0.095cm"/>
    </style:style>
    <style:style style:name="Tabla8.E" style:family="table-column">
      <style:table-column-properties style:column-width="0.6cm"/>
    </style:style>
    <style:style style:name="Tabla8.F" style:family="table-column">
      <style:table-column-properties style:column-width="3.311cm"/>
    </style:style>
    <style:style style:name="Tabla8.G" style:family="table-column">
      <style:table-column-properties style:column-width="1.268cm"/>
    </style:style>
    <style:style style:name="Tabla8.H" style:family="table-column">
      <style:table-column-properties style:column-width="0.076cm"/>
    </style:style>
    <style:style style:name="Tabla8.I" style:family="table-column">
      <style:table-column-properties style:column-width="0.674cm"/>
    </style:style>
    <style:style style:name="Tabla8.J" style:family="table-column">
      <style:table-column-properties style:column-width="3.464cm"/>
    </style:style>
    <style:style style:name="Tabla8.K" style:family="table-column">
      <style:table-column-properties style:column-width="1.379cm"/>
    </style:style>
    <style:style style:name="Tabla8.1" style:family="table-row">
      <style:table-row-properties style:min-row-height="0.697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8.D1" style:family="table-cell">
      <style:table-cell-properties style:vertical-align="bottom" fo:background-color="#eeeeee" fo:padding="0.097cm" fo:border-left="none" fo:border-right="none" fo:border-top="none" fo:border-bottom="0.75pt solid #757575">
        <style:background-image/>
      </style:table-cell-properties>
    </style:style>
    <style:style style:name="Tabla8.A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B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C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D2" style:family="table-cell">
      <style:table-cell-properties style:vertical-align="middle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8.E2" style:family="table-cell">
      <style:table-cell-properties style:vertical-align="middle" fo:padding="0.097cm" fo:border-left="none" fo:border-right="none" fo:border-top="none" fo:border-bottom="0.75pt dotted #757575"/>
    </style:style>
    <style:style style:name="Tabla8.F2" style:family="table-cell">
      <style:table-cell-properties style:vertical-align="middle" fo:background-color="transparent" fo:padding="0.097cm" fo:border-left="none" fo:border-right="none" fo:border-top="none" fo:border-bottom="0.75pt dotted #757575" style:writing-mode="lr-tb">
        <style:background-image/>
      </style:table-cell-properties>
    </style:style>
    <style:style style:name="Tabla8.G2" style:family="table-cell">
      <style:table-cell-properties style:vertical-align="bottom" fo:background-color="transparent" fo:padding="0.097cm" fo:border-left="none" fo:border-right="none" fo:border-top="none" fo:border-bottom="0.75pt dotted #757575" style:writing-mode="lr-tb">
        <style:background-image/>
      </style:table-cell-properties>
    </style:style>
    <style:style style:name="Tabla8.H2" style:family="table-cell">
      <style:table-cell-properties style:vertical-align="middle" fo:background-color="#eeeeee" fo:padding="0.097cm" fo:border-left="none" fo:border-right="none" fo:border-top="none" fo:border-bottom="0.75pt dotted #757575" style:writing-mode="lr-tb">
        <style:background-image/>
      </style:table-cell-properties>
    </style:style>
    <style:style style:name="Tabla8.3" style:family="table-row">
      <style:table-row-properties style:min-row-height="0.831cm" fo:background-color="transparent" fo:keep-together="auto">
        <style:background-image/>
      </style:table-row-properties>
    </style:style>
    <style:style style:name="Tabla8.A3" style:family="table-cell">
      <style:table-cell-properties style:vertical-align="middle" fo:padding="0.097cm" fo:border-left="none" fo:border-right="none" fo:border-top="none" fo:border-bottom="0.75pt dotted #757575"/>
    </style:style>
    <style:style style:name="Tabla8.B3" style:family="table-cell">
      <style:table-cell-properties style:vertical-align="middle" fo:padding="0.097cm" fo:border-left="none" fo:border-right="none" fo:border-top="none" fo:border-bottom="0.75pt dotted #757575"/>
    </style:style>
    <style:style style:name="Tabla8.C3" style:family="table-cell">
      <style:table-cell-properties style:vertical-align="middle" fo:padding="0.097cm" fo:border-left="none" fo:border-right="none" fo:border-top="none" fo:border-bottom="0.75pt dotted #757575"/>
    </style:style>
    <style:style style:name="Tabla8.D3" style:family="table-cell">
      <style:table-cell-properties style:vertical-align="bottom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8.E3" style:family="table-cell">
      <style:table-cell-properties style:vertical-align="middle" fo:padding="0.097cm" fo:border-left="none" fo:border-right="none" fo:border-top="none" fo:border-bottom="0.75pt dotted #757575"/>
    </style:style>
    <style:style style:name="Tabla8.4" style:family="table-row">
      <style:table-row-properties style:min-row-height="0.854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none" fo:border-right="none" fo:border-top="none" fo:border-bottom="0.75pt dotted #757575"/>
    </style:style>
    <style:style style:name="Tabla8.B4" style:family="table-cell">
      <style:table-cell-properties style:vertical-align="middle" fo:padding="0.097cm" fo:border-left="none" fo:border-right="none" fo:border-top="none" fo:border-bottom="0.75pt dotted #757575"/>
    </style:style>
    <style:style style:name="Tabla8.C4" style:family="table-cell">
      <style:table-cell-properties style:vertical-align="middle" fo:padding="0.097cm" fo:border-left="none" fo:border-right="none" fo:border-top="none" fo:border-bottom="0.75pt dotted #757575"/>
    </style:style>
    <style:style style:name="Tabla8.D4" style:family="table-cell">
      <style:table-cell-properties style:vertical-align="bottom" fo:background-color="#eeeeee" fo:padding="0.097cm" fo:border-left="none" fo:border-right="none" fo:border-top="none" fo:border-bottom="0.75pt dotted #757575">
        <style:background-image/>
      </style:table-cell-properties>
    </style:style>
    <style:style style:name="Tabla8.E4" style:family="table-cell">
      <style:table-cell-properties style:vertical-align="middle" fo:padding="0.097cm" fo:border-left="none" fo:border-right="none" fo:border-top="none" fo:border-bottom="0.75pt dotted #757575"/>
    </style:style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086cm"/>
    </style:style>
    <style:style style:name="Tabla3.B" style:family="table-column">
      <style:table-column-properties style:column-width="11.289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4" style:family="table">
      <style:table-properties style:width="17.736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4.665cm"/>
    </style:style>
    <style:style style:name="Tabla4.B" style:family="table-column">
      <style:table-column-properties style:column-width="13.07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91cm" fo:padding-right="0.191cm" fo:padding-top="0.097cm" fo:padding-bottom="0.097cm" fo:border="none" style:writing-mode="lr-tb">
        <style:background-image/>
      </style:table-cell-properties>
    </style:style>
    <style:style style:name="Tabla4.B1" style:family="table-cell">
      <style:table-cell-properties fo:padding-left="0.191cm" fo:padding-right="0.191cm" fo:padding-top="0.097cm" fo:padding-bottom="0.097cm" fo:border="none" style:writing-mode="lr-tb"/>
    </style:style>
    <style:style style:name="Tabla4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B2" style:family="table-cell">
      <style:table-cell-properties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4.A3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4.B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6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7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8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9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0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1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2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" style:family="table">
      <style:table-properties style:width="19.124cm" fo:margin-left="-0.963cm" fo:margin-top="0cm" fo:margin-bottom="0cm" table:align="left" style:writing-mode="lr-tb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4.434cm"/>
    </style:style>
    <style:style style:name="Tabla5.1" style:family="table-row">
      <style:table-row-properties style:min-row-height="0.601cm" fo:keep-together="auto"/>
    </style:style>
    <style:style style:name="Tabla5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5.3" style:family="table-row">
      <style:table-row-properties fo:keep-together="auto"/>
    </style:style>
    <style:style style:name="Tabla5.A3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.4" style:family="table-row">
      <style:table-row-properties fo:keep-together="auto"/>
    </style:style>
    <style:style style:name="Tabla5.5" style:family="table-row">
      <style:table-row-properties fo:keep-together="auto"/>
    </style:style>
    <style:style style:name="Tabla5.6" style:family="table-row">
      <style:table-row-properties fo:keep-together="auto"/>
    </style:style>
    <style:style style:name="Tabla5.7" style:family="table-row">
      <style:table-row-properties fo:keep-together="auto"/>
    </style:style>
    <style:style style:name="Tabla5.8" style:family="table-row">
      <style:table-row-properties fo:keep-together="auto"/>
    </style:style>
    <style:style style:name="Tabla5.9" style:family="table-row">
      <style:table-row-properties fo:keep-together="auto"/>
    </style:style>
    <style:style style:name="Tabla5.10" style:family="table-row">
      <style:table-row-properties fo:keep-together="auto"/>
    </style:style>
    <style:style style:name="Tabla5.11" style:family="table-row">
      <style:table-row-properties fo:keep-together="auto"/>
    </style:style>
    <style:style style:name="Tabla5.12" style:family="table-row">
      <style:table-row-properties fo:keep-together="auto"/>
    </style:style>
    <style:style style:name="Tabla5.13" style:family="table-row">
      <style:table-row-properties fo:keep-together="auto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19" style:family="table-row">
      <style:table-row-properties fo:keep-together="auto"/>
    </style:style>
    <style:style style:name="Tabla5.20" style:family="table-row">
      <style:table-row-properties fo:keep-together="auto"/>
    </style:style>
    <style:style style:name="Tabla5.21" style:family="table-row">
      <style:table-row-properties fo:keep-together="auto"/>
    </style:style>
    <style:style style:name="Tabla5.22" style:family="table-row">
      <style:table-row-properties fo:keep-together="auto"/>
    </style:style>
    <style:style style:name="Tabla5.23" style:family="table-row">
      <style:table-row-properties fo:keep-together="auto"/>
    </style:style>
    <style:style style:name="Tabla5.24" style:family="table-row">
      <style:table-row-properties fo:keep-together="auto"/>
    </style:style>
    <style:style style:name="Tabla5.25" style:family="table-row">
      <style:table-row-properties fo:keep-together="auto"/>
    </style:style>
    <style:style style:name="Tabla5.26" style:family="table-row">
      <style:table-row-properties fo:keep-together="auto"/>
    </style:style>
    <style:style style:name="Tabla5.27" style:family="table-row">
      <style:table-row-properties fo:keep-together="auto"/>
    </style:style>
    <style:style style:name="Tabla5.28" style:family="table-row">
      <style:table-row-properties fo:keep-together="auto"/>
    </style:style>
    <style:style style:name="Tabla5.29" style:family="table-row">
      <style:table-row-properties fo:keep-together="auto"/>
    </style:style>
    <style:style style:name="Tabla5.30" style:family="table-row">
      <style:table-row-properties fo:keep-together="auto"/>
    </style:style>
    <style:style style:name="Tabla5.31" style:family="table-row">
      <style:table-row-properties fo:keep-together="auto"/>
    </style:style>
    <style:style style:name="Tabla5.32" style:family="table-row">
      <style:table-row-properties fo:keep-together="auto"/>
    </style:style>
    <style:style style:name="Tabla5.33" style:family="table-row">
      <style:table-row-properties fo:keep-together="auto"/>
    </style:style>
    <style:style style:name="Tabla5.34" style:family="table-row">
      <style:table-row-properties fo:keep-together="auto"/>
    </style:style>
    <style:style style:name="Tabla5.35" style:family="table-row">
      <style:table-row-properties fo:keep-together="auto"/>
    </style:style>
    <style:style style:name="Tabla5.36" style:family="table-row">
      <style:table-row-properties fo:keep-together="auto"/>
    </style:style>
    <style:style style:name="Tabla10" style:family="table">
      <style:table-properties style:width="19.124cm" fo:margin-left="-0.963cm" fo:margin-top="0cm" fo:margin-bottom="0cm" table:align="left" style:writing-mode="lr-tb"/>
    </style:style>
    <style:style style:name="Tabla10.A" style:family="table-column">
      <style:table-column-properties style:column-width="4.69cm"/>
    </style:style>
    <style:style style:name="Tabla10.B" style:family="table-column">
      <style:table-column-properties style:column-width="14.434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10.A2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10.5" style:family="table-row">
      <style:table-row-properties style:min-row-height="0.912cm" fo:keep-together="auto"/>
    </style:style>
    <style:style style:name="Tabla10.13" style:family="table-row">
      <style:table-row-properties style:row-height="0.199cm" fo:keep-together="auto"/>
    </style:style>
    <style:style style:name="Tabla10.A13" style:family="table-cell">
      <style:table-cell-properties style:vertical-align="middle" fo:background-color="#eeeeee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6" style:family="table" style:master-page-name="">
      <style:table-properties style:width="15.46cm" fo:margin-left="-0.437cm" fo:margin-top="0cm" fo:margin-bottom="0cm" style:page-number="auto" table:align="left" style:writing-mode="lr-tb"/>
    </style:style>
    <style:style style:name="Tabla6.A" style:family="table-column">
      <style:table-column-properties style:column-width="2.187cm"/>
    </style:style>
    <style:style style:name="Tabla6.B" style:family="table-column">
      <style:table-column-properties style:column-width="13.273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6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11" style:family="table" style:master-page-name="">
      <style:table-properties style:width="15.46cm" fo:margin-left="-0.437cm" fo:margin-top="0cm" fo:margin-bottom="0cm" style:page-number="auto" table:align="left" style:writing-mode="lr-tb"/>
    </style:style>
    <style:style style:name="Tabla11.A" style:family="table-column">
      <style:table-column-properties style:column-width="2.187cm"/>
    </style:style>
    <style:style style:name="Tabla11.B" style:family="table-column">
      <style:table-column-properties style:column-width="13.27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1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9" style:family="table">
      <style:table-properties style:width="14.134cm" fo:margin-left="-0.83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.111cm"/>
    </style:style>
    <style:style style:name="Tabla9.B" style:family="table-column">
      <style:table-column-properties style:column-width="10.795cm"/>
    </style:style>
    <style:style style:name="Tabla9.C" style:family="table-column">
      <style:table-column-properties style:column-width="2.228cm"/>
    </style:style>
    <style:style style:name="Tabla9.1" style:family="table-row">
      <style:table-row-properties style:min-row-height="0.697cm" fo:background-color="transparent" fo:keep-together="auto">
        <style:background-image/>
      </style:table-row-properties>
    </style:style>
    <style:style style:name="Tabla9.A1" style:family="table-cell">
      <style:table-cell-properties style:vertical-align="middle" fo:padding="0.097cm" fo:border-left="none" fo:border-right="none" fo:border-top="0.75pt solid #757575" fo:border-bottom="0.75pt dotted #757575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533983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4" style:family="paragraph" style:parent-style-name="Heading_20_1" style:master-page-name="">
      <loext:graphic-properties draw:fill="none" draw:fill-color="#729fcf"/>
      <style:paragraph-properties fo:margin-left="-1.9cm" fo:margin-right="0cm" fo:margin-top="0cm" fo:margin-bottom="0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text:number-lines="true" text:line-number="0" style:writing-mode="lr-tb"/>
      <style:text-properties fo:color="#44546a" loext:opacity="100%" style:font-name="AGRESSIVE" fo:font-size="18pt" fo:text-shadow="none" officeooo:rsid="0034421b" officeooo:paragraph-rsid="005052ee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0.049cm" fo:margin-right="0.101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33983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6" style:family="paragraph" style:parent-style-name="Standard">
      <style:paragraph-properties fo:margin-top="0cm" fo:margin-bottom="0cm" style:contextual-spacing="false" fo:orphans="2" fo:widows="2"/>
      <style:text-properties style:font-name="Arial Nova1" fo:font-size="6pt" fo:language="es" fo:country="ES" fo:font-weight="normal" officeooo:paragraph-rsid="0050b92d" style:letter-kerning="true" style:font-name-asian="Calibri2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9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1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50b92d"/>
    </style:style>
    <style:style style:name="P32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33" style:family="paragraph" style:parent-style-name="Standard" style:master-page-name="">
      <loext:graphic-properties draw:fill="none"/>
      <style:paragraph-properties fo:margin-left="-0.801cm" fo:margin-right="-1.101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34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1f036"/>
    </style:style>
    <style:style style:name="P35" style:family="paragraph" style:parent-style-name="Heading_20_2">
      <style:paragraph-properties fo:margin-top="0.199cm" fo:margin-bottom="0.101cm" style:contextual-spacing="false"/>
      <style:text-properties fo:font-weight="normal" officeooo:paragraph-rsid="0050b92d" style:font-weight-asian="normal" style:font-weight-complex="normal"/>
    </style:style>
    <style:style style:name="P36" style:family="paragraph" style:parent-style-name="Standard">
      <style:text-properties officeooo:paragraph-rsid="0050b92d" style:language-asian="es" style:country-asian="ES"/>
    </style:style>
    <style:style style:name="P37" style:family="paragraph" style:parent-style-name="Heading_20_2">
      <loext:graphic-properties draw:fill="none" draw:fill-color="#729fcf"/>
      <style:paragraph-properties fo:margin-left="-2.101cm" fo:margin-right="0cm" fo:margin-top="1.3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0b92d"/>
    </style:style>
    <style:style style:name="P38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51f036"/>
    </style:style>
    <style:style style:name="P39" style:family="paragraph" style:parent-style-name="Horizontal_20_Line" style:master-page-name="">
      <loext:graphic-properties draw:fill="none"/>
      <style:paragraph-properties fo:margin-left="-1.175cm" fo:margin-right="0cm" fo:margin-top="0cm" fo:margin-bottom="0.499cm" style:contextual-spacing="false" fo:line-height="15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40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41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42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3" style:family="paragraph" style:parent-style-name="Standard">
      <style:paragraph-properties fo:margin-left="0.199cm" fo:margin-right="0.199cm" fo:text-indent="-0.199cm" style:auto-text-indent="false"/>
      <style:text-properties fo:color="#00b0f0" loext:opacity="100%" style:font-name="Consolas" fo:font-size="10.5pt" fo:letter-spacing="normal" fo:text-shadow="none" fo:font-weight="bold" officeooo:rsid="005207fb" officeooo:paragraph-rsid="005207fb" style:font-size-asian="10.5pt" style:font-weight-asian="bold" style:font-size-complex="10.5pt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normal" officeooo:paragraph-rsid="005531b6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51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pt" fo:letter-spacing="normal" fo:font-weight="bold" officeooo:paragraph-rsid="0051f036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font-weight="bold" officeooo:paragraph-rsid="0051f036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text-shadow="none" fo:font-weight="bold" officeooo:rsid="0051fdf6" officeooo:paragraph-rsid="0051fdf6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51f036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start" style:justify-single-word="false" fo:orphans="0" fo:widows="0" fo:text-indent="0.049cm" style:auto-text-indent="false" fo:background-color="transparent" style:writing-mode="lr-tb"/>
      <style:text-properties fo:color="#424242" loext:opacity="100%" style:font-name="Arial Nova1" fo:font-size="12pt" fo:font-weight="bold" officeooo:paragraph-rsid="0051f036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2196f3" loext:opacity="100%" style:font-name="Arial Nova1" fo:font-size="9pt" fo:letter-spacing="-0.021cm" style:text-underline-style="none" fo:font-weight="bold" officeooo:rsid="0051f036" officeooo:paragraph-rsid="0051f036" style:font-size-asian="9pt" style:font-weight-asian="bold" style:font-size-complex="9pt" style:font-weight-complex="bold"/>
    </style:style>
    <style:style style:name="P57" style:family="paragraph" style:parent-style-name="Standard">
      <style:paragraph-properties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Arial Nova1" fo:font-size="9pt" fo:letter-spacing="-0.021cm" style:text-underline-style="none" fo:font-weight="bold" officeooo:rsid="0051f036" officeooo:paragraph-rsid="0051f036" style:font-size-asian="9pt" style:font-weight-asian="bold" style:font-size-complex="9pt" style:font-weight-complex="bold"/>
    </style:style>
    <style:style style:name="P58" style:family="paragraph" style:parent-style-name="Standard">
      <style:paragraph-properties fo:text-align="center" style:justify-single-word="false"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Consolas" fo:font-size="10pt" fo:letter-spacing="normal" style:text-underline-style="none" fo:font-weight="bold" officeooo:rsid="0051f036" officeooo:paragraph-rsid="0051f036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1f036" style:font-name-asian="Segoe UI Symbol" style:font-size-asian="10pt" style:font-weight-asian="bold" style:font-name-complex="Segoe UI Symbol" style:font-size-complex="10pt" style:font-weight-complex="bold"/>
    </style:style>
    <style:style style:name="P60" style:family="paragraph" style:parent-style-name="Standard">
      <style:text-properties officeooo:paragraph-rsid="0051f036"/>
    </style:style>
    <style:style style:name="P61" style:family="paragraph" style:parent-style-name="Standard">
      <style:paragraph-properties fo:margin-left="-0.101cm" fo:text-indent="0.049cm" style:auto-text-indent="false"/>
      <style:text-properties officeooo:paragraph-rsid="0051f036"/>
    </style:style>
    <style:style style:name="P62" style:family="paragraph" style:parent-style-name="Standard">
      <style:paragraph-properties fo:margin-left="-0.101cm" fo:text-align="end" style:justify-single-word="false" fo:text-indent="0.049cm" style:auto-text-indent="false"/>
      <style:text-properties officeooo:paragraph-rsid="0051f036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rsid="005e9fcb" officeooo:paragraph-rsid="0051f036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65" style:family="paragraph" style:parent-style-name="Standard">
      <style:paragraph-properties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.199cm" fo:margin-right="0.199cm" fo:text-indent="-0.199cm" style:auto-text-indent="false"/>
      <style:text-properties fo:color="#616161" loext:opacity="100%" style:font-name="KG Tightrope" fo:font-size="10.5pt" fo:letter-spacing="normal" fo:text-shadow="none" fo:font-weight="bold" officeooo:rsid="005207fb" officeooo:paragraph-rsid="005207fb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margin-top="0cm" fo:margin-bottom="0cm" style:contextual-spacing="false" fo:orphans="2" fo:widows="2"/>
      <style:text-properties officeooo:paragraph-rsid="0050b92d"/>
    </style:style>
    <style:style style:name="P68" style:family="paragraph" style:parent-style-name="normal">
      <style:paragraph-properties fo:margin-left="-0.6cm" fo:margin-right="-2.3cm" fo:line-height="150%" fo:orphans="0" fo:widows="0" fo:text-indent="0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b0f0" loext:opacity="100%" style:font-name="Consolas" fo:font-size="14pt" fo:font-weight="bold" officeooo:paragraph-rsid="005a4d0e" style:font-name-asian="Montserrat" style:font-size-asian="14pt" style:font-weight-asian="bold" style:font-name-complex="Montserrat" style:font-size-complex="14pt"/>
    </style:style>
    <style:style style:name="P69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line-height="108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70" style:family="paragraph" style:parent-style-name="Heading_20_3" style:list-style-name="L1" style:master-page-name="">
      <loext:graphic-properties draw:fill="none" draw:fill-color="#729fcf"/>
      <style:paragraph-properties fo:margin-left="-1cm" fo:margin-right="0cm" fo:margin-top="0.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443cm"/>
        </style:tab-stops>
      </style:paragraph-properties>
      <style:text-properties officeooo:paragraph-rsid="0051f036"/>
    </style:style>
    <style:style style:name="P71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2" style:family="paragraph" style:parent-style-name="Heading_20_3" style:list-style-name="L2" style:master-page-name="">
      <loext:graphic-properties draw:fill="none" draw:fill-color="#729fcf"/>
      <style:paragraph-properties fo:margin-left="-1cm" fo:margin-right="-1.101cm" fo:margin-top="0.199cm" fo:margin-bottom="0.101cm" style:contextual-spacing="false" fo:line-height="150%" fo:text-align="start" style:justify-single-word="false" fo:orphans="2" fo:widows="2" fo:text-indent="-0.9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3" style:family="paragraph" style:parent-style-name="Heading_20_3" style:list-style-name="L2" style:master-page-name="">
      <style:paragraph-properties fo:margin-left="-1cm" fo:margin-right="-1.101cm" fo:margin-top="0.9cm" fo:margin-bottom="0.101cm" style:contextual-spacing="false" fo:line-height="15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a4d0e"/>
    </style:style>
    <style:style style:name="P74" style:family="paragraph" style:parent-style-name="Heading_20_3" style:list-style-name="L2" style:master-page-name="">
      <loext:graphic-properties draw:fill="none" draw:fill-color="#729fcf"/>
      <style:paragraph-properties fo:margin-left="-0.975cm" fo:margin-right="-1.101cm" fo:margin-top="0.7cm" fo:margin-bottom="0.101cm" style:contextual-spacing="false" fo:line-height="10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5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7cm" fo:margin-bottom="0.101cm" style:contextual-spacing="false" fo:line-height="10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76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7" style:family="paragraph" style:parent-style-name="Heading_20_3" style:list-style-name="L3" style:master-page-name="">
      <style:paragraph-properties fo:margin-left="-0.3cm" fo:margin-top="0.4cm" fo:margin-bottom="0.101cm" style:contextual-spacing="false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78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9" style:family="paragraph" style:parent-style-name="Heading_20_3" style:list-style-name="L2">
      <style:paragraph-properties fo:margin-left="-1cm" fo:margin-right="-1.101cm" fo:margin-top="0.4cm" fo:margin-bottom="0.101cm" style:contextual-spacing="false" fo:text-indent="-0.9cm" style:auto-text-indent="false">
        <style:tab-stops>
          <style:tab-stop style:position="1.102cm"/>
        </style:tab-stops>
      </style:paragraph-properties>
      <style:text-properties officeooo:paragraph-rsid="005052ee" style:language-asian="es" style:country-asian="ES"/>
    </style:style>
    <style:style style:name="P80" style:family="paragraph" style:parent-style-name="Standard" style:master-page-name="">
      <loext:graphic-properties draw:fill="none"/>
      <style:paragraph-properties fo:margin-left="-0.924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81" style:family="paragraph" style:parent-style-name="Standard">
      <loext:graphic-properties draw:fill="none"/>
      <style:paragraph-properties fo:margin-left="-0.924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82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pt" fo:letter-spacing="normal" fo:text-shadow="none" fo:font-weight="bold" officeooo:rsid="005a9a7b" officeooo:paragraph-rsid="0051f036" style:font-size-asian="10pt" style:font-weight-asian="bold" style:font-size-complex="10pt" style:font-weight-complex="bold"/>
    </style:style>
    <style:style style:name="P8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51f036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9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anguage="es" fo:country="ES" fo:font-weight="normal" officeooo:paragraph-rsid="005b5752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0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etter-spacing="-0.021cm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1" style:family="paragraph" style:parent-style-name="Standard">
      <style:paragraph-properties fo:margin-top="0cm" fo:margin-bottom="0cm" style:contextual-spacing="false" fo:orphans="2" fo:widows="2"/>
      <style:text-properties style:font-name="Arial Nova" fo:font-size="11pt" fo:letter-spacing="-0.011cm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5531b6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9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normal" officeooo:paragraph-rsid="005b5752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94" style:family="paragraph" style:parent-style-name="Standard">
      <style:paragraph-properties fo:margin-left="0.199cm" fo:margin-right="0.199cm" fo:text-indent="-0.199cm" style:auto-text-indent="false"/>
      <style:text-properties fo:color="#00b0f0" loext:opacity="100%" style:font-name="Consolas" fo:font-size="10.5pt" fo:letter-spacing="normal" fo:text-shadow="none" fo:font-weight="bold" officeooo:rsid="005207fb" officeooo:paragraph-rsid="005207fb" style:font-size-asian="10.5pt" style:font-weight-asian="bold" style:font-size-complex="10.5pt" style:font-weight-complex="bold"/>
    </style:style>
    <style:style style:name="P95" style:family="paragraph" style:parent-style-name="Standard" style:list-style-name="">
      <loext:graphic-properties draw:fill="none" draw:fill-color="#729fcf"/>
      <style:paragraph-properties fo:margin-left="-0.924cm" fo:margin-right="-1.101cm" fo:margin-top="0.199cm" fo:margin-bottom="0.101cm" style:contextual-spacing="false" fo:line-height="15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531b6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97" style:family="paragraph" style:parent-style-name="Standard">
      <style:paragraph-properties>
        <style:tab-stops>
          <style:tab-stop style:position="0.095cm"/>
        </style:tab-stops>
      </style:paragraph-properties>
      <style:text-properties fo:color="#616161" loext:opacity="100%" style:font-name="KG Tightrope" fo:font-size="10pt" fo:letter-spacing="0.014cm" fo:text-shadow="none" fo:font-weight="bold" officeooo:paragraph-rsid="0051f036" style:font-size-asian="10pt" style:font-weight-asian="bold" style:font-size-complex="10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Segoe UI Symbol" fo:font-size="15pt" fo:letter-spacing="-0.018cm" style:text-underline-style="none" fo:font-weight="bold" officeooo:rsid="0062a223" officeooo:paragraph-rsid="0051f036" style:font-name-asian="Segoe UI Symbol" style:font-size-asian="10pt" style:font-weight-asian="bold" style:font-name-complex="Segoe UI Symbol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orphans="2" fo:widows="2"/>
      <style:text-properties fo:font-size="11pt" fo:letter-spacing="-0.018cm" fo:font-weight="normal" officeooo:paragraph-rsid="0050b92d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center" style:justify-single-word="false"/>
    </style:style>
    <style:style style:name="P101" style:family="paragraph" style:parent-style-name="Standard">
      <style:paragraph-properties>
        <style:tab-stops>
          <style:tab-stop style:position="0.095cm"/>
        </style:tab-stops>
      </style:paragraph-properties>
      <style:text-properties fo:color="#ffdada" loext:opacity="100%" style:font-name="KG Tightrope" fo:font-size="12pt" fo:letter-spacing="0.014cm" fo:text-shadow="1pt 1pt" fo:font-weight="bold" officeooo:rsid="005e9fcb" officeooo:paragraph-rsid="0051f036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-0.101cm" fo:text-indent="0.049cm" style:auto-text-indent="false"/>
      <style:text-properties officeooo:paragraph-rsid="0051f036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2196f3" loext:opacity="100%" style:font-name="Segoe UI Symbol" fo:font-size="15pt" fo:letter-spacing="-0.018cm" style:text-underline-style="none" fo:font-weight="bold" officeooo:rsid="0062a223" officeooo:paragraph-rsid="0051f036" style:font-name-asian="Segoe UI Symbol" style:font-size-asian="10pt" style:font-weight-asian="bold" style:font-name-complex="Segoe UI Symbol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196f3" loext:opacity="100%" officeooo:paragraph-rsid="00533983"/>
    </style:style>
    <style:style style:name="P105" style:family="paragraph" style:parent-style-name="Standard">
      <style:paragraph-properties fo:text-align="start" style:justify-single-word="false" fo:text-indent="0.025cm" style:auto-text-indent="false">
        <style:tab-stops>
          <style:tab-stop style:position="0.24cm"/>
        </style:tab-stops>
      </style:paragraph-properties>
      <style:text-properties fo:color="#2196f3" loext:opacity="100%" style:font-name="Consolas" fo:font-size="10pt" fo:letter-spacing="normal" style:text-underline-style="none" fo:font-weight="bold" officeooo:rsid="0051f036" officeooo:paragraph-rsid="0051f036" style:font-size-asian="10pt" style:font-weight-asian="bold" style:font-size-complex="10pt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.4cm" style:auto-text-indent="false" fo:background-color="transparent" style:writing-mode="lr-tb">
        <style:tab-stops>
          <style:tab-stop style:position="0.24cm"/>
        </style:tab-stops>
      </style:paragraph-properties>
      <style:text-properties fo:color="#2196f3" loext:opacity="100%" style:font-name="Arial Nova1" fo:font-size="9pt" fo:letter-spacing="-0.021cm" style:text-underline-style="none" fo:font-weight="bold" officeooo:rsid="0051f036" officeooo:paragraph-rsid="0051f036" style:font-size-asian="9pt" style:font-weight-asian="bold" style:font-size-complex="9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.15cm" style:auto-text-indent="false" fo:background-color="transparent" style:writing-mode="lr-tb">
        <style:tab-stops>
          <style:tab-stop style:position="0.199cm"/>
          <style:tab-stop style:position="0.24cm"/>
        </style:tab-stops>
      </style:paragraph-properties>
      <style:text-properties fo:color="#2196f3" loext:opacity="100%" style:font-name="KG Tightrope" fo:font-size="10pt" fo:letter-spacing="-0.021cm" style:text-underline-style="none" fo:font-weight="bold" officeooo:rsid="0051f036" officeooo:paragraph-rsid="0051f036" style:font-size-asian="10pt" style:font-weight-asian="bold" style:font-size-complex="10pt" style:font-weight-complex="bold"/>
    </style:style>
    <style:style style:name="P108" style:family="paragraph">
      <loext:graphic-properties draw:fill="none" draw:fill-color="#e0e0e0"/>
      <style:paragraph-properties style:writing-mode="lr-tb"/>
      <style:text-properties fo:font-size="11pt"/>
    </style:style>
    <style:style style:name="P10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letter-spacing="-0.053cm"/>
    </style:style>
    <style:style style:name="T6" style:family="text">
      <style:text-properties fo:font-variant="normal" fo:text-transform="none"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7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normal"/>
    </style:style>
    <style:style style:name="T8" style:family="text">
      <style:text-properties officeooo:rsid="0035a850"/>
    </style:style>
    <style:style style:name="T9" style:family="text">
      <style:text-properties fo:color="#3f51b5" loext:opacity="100%" style:font-name="Ethnocentric Rg"/>
    </style:style>
    <style:style style:name="T10" style:family="text">
      <style:text-properties fo:color="#3f51b5" loext:opacity="100%" style:font-name="Ethnocentric Rg" officeooo:rsid="0050b92d"/>
    </style:style>
    <style:style style:name="T11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12" style:family="text">
      <style:text-properties fo:color="#3f51b5" loext:opacity="100%" style:font-name="Ethnocentric Rg" officeooo:rsid="0050cb18"/>
    </style:style>
    <style:style style:name="T13" style:family="text">
      <style:text-properties fo:color="#3f51b5" loext:opacity="100%" style:font-name="Ethnocentric Rg" officeooo:rsid="005855d3"/>
    </style:style>
    <style:style style:name="T14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15" style:family="text">
      <style:text-properties fo:color="#880e4f" loext:opacity="100%" style:font-name="Ethnocentric Rg" fo:font-size="9pt" fo:letter-spacing="normal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16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880e4f" loext:opacity="100%" style:font-name="Ethnocentric Rg" fo:font-size="9pt" fo:letter-spacing="normal" fo:font-style="normal" fo:font-weight="bold" officeooo:rsid="005a4d0e" style:letter-kerning="false" style:font-name-asian="Architects Daughter" style:font-size-asian="13pt" style:language-asian="es" style:country-asian="ES" style:font-style-asian="normal" style:font-weight-asian="bold" style:font-name-complex="Arial" style:font-size-complex="13pt" style:font-style-complex="normal" style:font-weight-complex="bold"/>
    </style:style>
    <style:style style:name="T18" style:family="text">
      <style:text-properties fo:color="#880e4f" loext:opacity="100%" style:font-name="Ethnocentric Rg" fo:font-size="9pt" fo:letter-spacing="-0.004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19" style:family="text">
      <style:text-properties fo:color="#880e4f" loext:opacity="100%" style:font-name="Ethnocentric Rg" fo:font-size="9pt" fo:letter-spacing="-0.007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color="#880e4f" loext:opacity="100%" style:font-name="Ethnocentric Rg" fo:font-size="9pt" fo:letter-spacing="-0.011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1" style:family="text">
      <style:text-properties fo:color="#880e4f" loext:opacity="100%" style:font-name="Ethnocentric Rg" fo:font-size="9pt" fo:letter-spacing="-0.014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2" style:family="text">
      <style:text-properties fo:color="#880e4f" loext:opacity="100%" style:font-name="Ethnocentric Rg" fo:font-size="9pt" fo:letter-spacing="-0.018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3" style:family="text">
      <style:text-properties fo:color="#880e4f" loext:opacity="100%" style:font-name="Ethnocentric Rg" fo:font-size="9pt" fo:letter-spacing="-0.021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4" style:family="text">
      <style:text-properties fo:color="#880e4f" loext:opacity="100%" style:font-name="Ethnocentric Rg" fo:font-size="9pt" fo:letter-spacing="-0.025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5" style:family="text">
      <style:text-properties fo:color="#880e4f" loext:opacity="100%" style:font-name="Ethnocentric Rg" fo:font-size="9pt" fo:letter-spacing="-0.028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6" style:family="text">
      <style:text-properties fo:color="#880e4f" loext:opacity="100%" style:font-name="Ethnocentric Rg" fo:font-size="9pt" fo:letter-spacing="-0.032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color="#880e4f" loext:opacity="100%" style:font-name="Ethnocentric Rg" fo:font-size="9pt" fo:letter-spacing="-0.035cm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font-size="11pt" fo:letter-spacing="normal" fo:font-style="normal" fo:font-weight="normal" officeooo:rsid="005a4d0e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31" style:family="text">
      <style:text-properties fo:color="#880e4f" loext:opacity="100%" style:font-name="Ethnocentric Rg" fo:font-size="10pt" fo:letter-spacing="-0.035cm" fo:font-style="normal" fo:font-weight="normal" officeooo:rsid="005a4d0e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fo:color="#880e4f" loext:opacity="100%" style:font-name="Consolas" fo:font-size="12pt" fo:letter-spacing="-0.053cm" fo:font-style="italic" fo:font-weight="normal" officeooo:rsid="00331477" style:letter-kerning="false" style:font-name-asian="Montserrat" style:font-size-asian="14pt" style:language-asian="es" style:country-asian="ES" style:font-style-asian="italic" style:font-weight-asian="normal" style:font-name-complex="Montserrat" style:font-size-complex="14pt" style:font-style-complex="italic" style:font-weight-complex="normal"/>
    </style:style>
    <style:style style:name="T33" style:family="text">
      <style:text-properties fo:color="#424242" loext:opacity="100%" style:font-name="Consolas" fo:font-size="14pt" fo:letter-spacing="normal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normal"/>
    </style:style>
    <style:style style:name="T34" style:family="text">
      <style:text-properties style:font-name="Arial Nova" fo:font-size="10pt" style:font-size-asian="10pt" style:font-size-complex="10pt"/>
    </style:style>
    <style:style style:name="T35" style:family="text">
      <style:text-properties style:font-name="Arial Nova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6" style:family="text">
      <style:text-properties fo:color="#ed7d31" loext:opacity="100%" style:font-name="Cascadia Code" fo:font-size="10pt" style:font-size-asian="10pt" style:font-name-complex="Cascadia Code1" style:font-size-complex="10pt">
        <loext:char-complex-color loext:theme-type="accent2" loext:color-type="theme"/>
      </style:text-properties>
    </style:style>
    <style:style style:name="T37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38" style:family="text">
      <style:text-properties fo:font-size="7pt" fo:letter-spacing="-0.025cm" fo:font-weight="bold" style:font-size-asian="7pt" style:language-asian="es" style:country-asian="ES" style:font-weight-asian="bold" style:font-size-complex="7pt" style:font-weight-complex="bold"/>
    </style:style>
    <style:style style:name="T39" style:family="text">
      <style:text-properties fo:font-size="7pt" fo:letter-spacing="-0.025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40" style:family="text">
      <style:text-properties officeooo:rsid="0051f036"/>
    </style:style>
    <style:style style:name="T41" style:family="text">
      <style:text-properties fo:color="#2196f3" loext:opacity="100%"/>
    </style:style>
    <style:style style:name="T42" style:family="text">
      <style:text-properties fo:color="#2196f3" loext:opacity="100%" style:font-name="Arial Nova1" fo:font-size="9pt" fo:letter-spacing="-0.021cm" style:text-underline-style="none" fo:font-weight="bold" style:font-size-asian="9pt" style:font-weight-asian="bold" style:font-size-complex="9pt" style:font-weight-complex="bold"/>
    </style:style>
    <style:style style:name="T43" style:family="text">
      <style:text-properties fo:color="#2196f3" loext:opacity="100%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2196f3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45" style:family="text">
      <style:text-properties fo:color="#2196f3" loext:opacity="100%" style:text-position="super 58%" fo:font-size="13pt" fo:letter-spacing="-0.035cm" officeooo:rsid="005a9a7b" style:font-size-asian="13pt" style:font-size-complex="13pt"/>
    </style:style>
    <style:style style:name="T46" style:family="text">
      <style:text-properties fo:color="#2196f3" loext:opacity="100%" style:text-position="super 58%" fo:font-size="13pt" fo:letter-spacing="-0.035cm" style:text-underline-style="none" officeooo:rsid="005a9a7b" style:font-size-asian="13pt" style:font-size-complex="13pt"/>
    </style:style>
    <style:style style:name="T47" style:family="text">
      <style:text-properties fo:color="#2196f3" loext:opacity="100%" style:text-position="super 58%" fo:font-size="13pt" fo:letter-spacing="-0.035cm" style:text-underline-style="none" fo:font-weight="bold" style:font-size-asian="11.3500003814697pt" style:font-weight-asian="bold" style:font-size-complex="13pt" style:font-weight-complex="bold"/>
    </style:style>
    <style:style style:name="T48" style:family="text">
      <style:text-properties fo:color="#2196f3" loext:opacity="100%" style:font-name="Segoe UI Symbol" fo:font-size="14pt" fo:letter-spacing="-0.018cm" fo:text-shadow="none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T49" style:family="text">
      <style:text-properties fo:color="#2196f3" loext:opacity="100%" style:font-name="Segoe UI Symbol" fo:font-size="14pt" fo:letter-spacing="-0.018cm" fo:text-shadow="none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T50" style:family="text">
      <style:text-properties fo:color="#2196f3" loext:opacity="100%" style:text-position="0% 100%" fo:font-size="14pt" fo:letter-spacing="-0.035cm" style:text-underline-style="none" fo:font-weight="bold" style:font-size-asian="14pt" style:font-weight-asian="bold" style:font-size-complex="14pt" style:font-weight-complex="bold"/>
    </style:style>
    <style:style style:name="T51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52" style:family="text">
      <style:text-properties fo:font-variant="small-caps" fo:color="#880e4f" loext:opacity="100%" style:font-name="Ethnocentric Rg" fo:letter-spacing="-0.035cm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53" style:family="text">
      <style:text-properties fo:font-variant="small-caps" fo:color="#880e4f" loext:opacity="100%" style:font-name="Ethnocentric Rg" fo:letter-spacing="-0.035cm" fo:font-style="normal" fo:font-weight="normal" officeooo:rsid="0053517d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54" style:family="text">
      <style:text-properties fo:text-shadow="none" officeooo:rsid="005a9a7b"/>
    </style:style>
    <style:style style:name="T55" style:family="text">
      <style:text-properties fo:text-shadow="none" officeooo:rsid="005e9fcb"/>
    </style:style>
    <style:style style:name="T56" style:family="text">
      <style:text-properties officeooo:rsid="0062a223"/>
    </style:style>
    <style:style style:name="T57" style:family="text">
      <style:text-properties officeooo:rsid="00533983"/>
    </style:style>
    <style:style style:name="T58" style:family="text">
      <style:text-properties officeooo:rsid="005531b6"/>
    </style:style>
    <style:style style:name="T59" style:family="text">
      <style:text-properties style:font-name="Aptos1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0" style:family="text">
      <style:text-properties style:font-name="Aptos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61" style:family="text">
      <style:text-properties style:text-underline-style="non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5cabcb" style:font-weight-asian="normal" style:font-weight-complex="normal"/>
    </style:style>
    <style:style style:name="T64" style:family="text">
      <style:text-properties fo:color="#ed7d31" loext:opacity="100%" style:font-name="Consolas" fo:font-size="12pt" fo:letter-spacing="-0.053cm" fo:font-style="italic" fo:font-weight="normal" officeooo:rsid="00331477" style:letter-kerning="false" style:font-name-asian="Montserrat" style:font-size-asian="14pt" style:language-asian="es" style:country-asian="ES" style:font-style-asian="italic" style:font-weight-asian="normal" style:font-name-complex="Montserrat" style:font-size-complex="14pt" style:font-style-complex="italic" style:font-weight-complex="normal"/>
    </style:style>
    <style:style style:name="T65" style:family="text">
      <style:text-properties style:language-asian="es" style:country-asian="ES"/>
    </style:style>
    <style:style style:name="T66" style:family="text">
      <style:text-properties style:text-position="super 58%" fo:letter-spacing="-0.035cm" style:text-underline-style="none" fo:font-weight="bold" style:font-weight-asian="bold" style:font-weight-complex="bold"/>
    </style:style>
    <style:style style:name="T67" style:family="text">
      <style:text-properties style:text-position="super 58%" fo:font-size="14pt" fo:letter-spacing="-0.035cm" style:text-underline-style="none" fo:font-weight="bold" style:font-size-asian="14pt" style:font-weight-asian="bold" style:font-size-complex="14pt" style:font-weight-complex="bold"/>
    </style:style>
    <style:style style:name="T68" style:family="text">
      <style:text-properties style:text-position="super 58%" fo:font-size="13pt" fo:letter-spacing="-0.035cm" style:text-underline-style="none" fo:font-weight="bold" style:font-size-asian="11.3500003814697pt" style:font-weight-asian="bold" style:font-size-complex="13pt" style:font-weight-complex="bold"/>
    </style:style>
    <style:style style:name="T69" style:family="text">
      <style:text-properties fo:font-size="13pt" style:text-underline-style="none" style:font-size-asian="11.3500003814697pt" style:font-size-complex="13pt"/>
    </style:style>
    <style:style style:name="T70" style:family="text">
      <style:text-properties fo:font-size="17pt" style:text-underline-style="none"/>
    </style:style>
    <style:style style:name="T71" style:family="text">
      <style:text-properties fo:font-size="9pt" fo:font-weight="normal" style:font-size-asian="9pt" style:font-weight-asian="normal" style:font-size-complex="9pt" style:font-weight-complex="normal"/>
    </style:style>
    <style:style style:name="T72" style:family="text">
      <style:text-properties fo:color="#0563c1" loext:opacity="100%" style:text-position="super 58%" fo:font-size="13pt" fo:letter-spacing="-0.035cm" style:text-underline-style="none" fo:font-weight="bold" style:font-size-asian="11.3500003814697pt" style:font-weight-asian="bold" style:font-size-complex="13pt" style:font-weight-complex="bold">
        <loext:char-complex-color loext:theme-type="hyperlink" loext:color-type="theme"/>
      </style:text-properties>
    </style:style>
    <style:style style:name="T73" style:family="text">
      <style:text-properties fo:color="#0563c1" loext:opacity="100%" style:text-position="super 58%" fo:font-size="15pt" fo:letter-spacing="-0.035cm" style:text-underline-style="none" fo:font-weight="bold" style:font-size-asian="11.3500003814697pt" style:font-weight-asian="bold" style:font-size-complex="13pt" style:font-weight-complex="bold">
        <loext:char-complex-color loext:theme-type="hyperlink" loext:color-type="theme"/>
      </style:text-properties>
    </style:style>
    <style:style style:name="T74" style:family="text">
      <style:text-properties fo:color="#0563c1" loext:opacity="100%" style:text-position="0% 100%" fo:font-size="15pt" fo:letter-spacing="-0.035cm" style:text-underline-style="none" fo:font-weight="bold" style:font-size-asian="11.3500003814697pt" style:font-weight-asian="bold" style:font-size-complex="13pt" style:font-weight-complex="bold">
        <loext:char-complex-color loext:theme-type="hyperlink" loext:color-type="theme"/>
      </style:text-properties>
    </style:style>
    <style:style style:name="T75" style:family="text">
      <style:text-properties fo:color="#0563c1" loext:opacity="100%" style:text-position="0% 100%" fo:font-size="13pt" fo:letter-spacing="-0.035cm" style:text-underline-style="none" fo:font-weight="bold" style:font-size-asian="11.3500003814697pt" style:font-weight-asian="bold" style:font-size-complex="13pt" style:font-weight-complex="bold">
        <loext:char-complex-color loext:theme-type="hyperlink" loext:color-type="theme"/>
      </style:text-properties>
    </style:style>
    <style:style style:name="T76" style:family="text">
      <style:text-properties fo:color="#0563c1" loext:opacity="100%" style:text-position="0% 100%" fo:font-size="11pt" fo:letter-spacing="-0.035cm" style:text-underline-style="none" fo:font-weight="bold" style:font-size-asian="11.3500003814697pt" style:font-weight-asian="bold" style:font-size-complex="13pt" style:font-weight-complex="bold">
        <loext:char-complex-color loext:theme-type="hyperlink" loext:color-type="theme"/>
      </style:text-properties>
    </style:style>
    <style:style style:name="T77" style:family="text">
      <style:text-properties fo:color="#0563c1" loext:opacity="100%" style:text-position="0% 100%" fo:font-size="11pt" fo:letter-spacing="-0.035cm" style:text-underline-style="none" fo:font-weight="normal" style:font-size-asian="11.3500003814697pt" style:font-weight-asian="normal" style:font-size-complex="13pt" style:font-weight-complex="normal">
        <loext:char-complex-color loext:theme-type="hyperlink" loext:color-type="theme"/>
      </style:text-properties>
    </style:style>
    <style:style style:name="T78" style:family="text">
      <style:text-properties fo:color="#0563c1" loext:opacity="100%" style:text-position="0% 100%" fo:font-size="12pt" fo:letter-spacing="-0.035cm" style:text-underline-style="none" fo:font-weight="bold" style:font-size-asian="12pt" style:font-weight-asian="bold" style:font-size-complex="12pt" style:font-weight-complex="bold">
        <loext:char-complex-color loext:theme-type="hyperlink" loext:color-type="theme"/>
      </style:text-properties>
    </style:style>
    <style:style style:name="T79" style:family="text">
      <style:text-properties fo:color="#0563c1" loext:opacity="100%" style:text-position="0% 100%" fo:font-size="14pt" fo:letter-spacing="-0.035cm" style:text-underline-style="none" fo:font-weight="bold" style:font-size-asian="14pt" style:font-weight-asian="bold" style:font-size-complex="14pt" style:font-weight-complex="bold">
        <loext:char-complex-color loext:theme-type="hyperlink" loext:color-type="theme"/>
      </style:text-properties>
    </style:style>
    <style:style style:name="T80" style:family="text">
      <style:text-properties style:text-position="0% 100%" fo:font-size="14pt" fo:letter-spacing="-0.035cm" style:text-underline-style="none" fo:font-weight="bold" style:font-size-asian="14pt" style:font-weight-asian="bold" style:font-size-complex="14pt" style:font-weight-complex="bold"/>
    </style:style>
    <style:style style:name="T81" style:family="text">
      <style:text-properties style:font-name="Segoe UI Symbol" fo:font-size="14pt" fo:letter-spacing="-0.018cm" fo:text-shadow="none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T82" style:family="text">
      <style:text-properties style:font-name="Segoe UI Symbol" fo:font-size="14pt" fo:letter-spacing="-0.018cm" fo:text-shadow="none" style:text-underline-style="none" fo:font-weight="normal" officeooo:rsid="0062a223" style:font-name-asian="Segoe UI Symbol" style:font-size-asian="14pt" style:font-weight-asian="normal" style:font-name-complex="Segoe UI Symbol" style:font-size-complex="14pt" style:font-weight-complex="normal"/>
    </style:style>
    <style:style style:name="T83" style:family="text">
      <style:text-properties officeooo:rsid="005cabcb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8">UTILIDADES </text:span><text:span text:style-name="T40">bash COMANDOS</text:span></text:h>
      <text:h text:style-name="P38" text:outline-level="2"><draw:frame draw:style-name="fr2" draw:name="Imagen1 Copia 1 Copia 1 Copia 1" text:anchor-type="as-char" svg:y="-0.452cm" svg:width="0.653cm" svg:height="0.524cm" draw:z-index="54"><draw:image xlink:href="Pictures/10000001000000F2000000C22C50D6D5.png" xlink:type="simple" xlink:show="embed" xlink:actuate="onLoad" draw:mime-type="image/png"/></draw:frame><text:s text:c="2"/><text:span text:style-name="T9"><text:s/></text:span><text:span text:style-name="T12">Indice</text:span></text:h>
      <table:table table:name="Tabla7" table:style-name="Tabla7">
        <table:table-column table:style-name="Tabla7.A" table:number-columns-repeated="2"/>
        <table:table-column table:style-name="Tabla7.C"/>
        <table:table-column table:style-name="Tabla7.D" table:number-columns-repeated="3"/>
        <table:table-row table:style-name="Tabla7.1">
          <table:table-cell table:style-name="Tabla7.A1" office:value-type="string">
            <text:p text:style-name="P57">COMANDOS BASH + USADOS</text:p>
          </table:table-cell>
          <table:table-cell table:style-name="Tabla7.A1" office:value-type="string">
            <text:p text:style-name="P57">COMANDOS <text:span text:style-name="T58">FILES / FOLDERS</text:span></text:p>
          </table:table-cell>
          <table:table-cell table:style-name="Tabla7.A1" office:value-type="string">
            <text:p text:style-name="P57"/>
          </table:table-cell>
          <table:table-cell table:style-name="Tabla7.A1" table:number-columns-spanned="3" office:value-type="string">
            <text:p text:style-name="P106">PARAMETROS X COMANDO</text:p>
          </table:table-cell>
          <table:covered-table-cell/>
          <table:covered-table-cell/>
        </table:table-row>
        <table:table-row table:style-name="Tabla7.2">
          <table:table-cell table:style-name="Tabla7.A1" office:value-type="string">
            <text:p text:style-name="P57">OTROS COMANDOS</text:p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60"><text:span text:style-name="T42"/></text:p>
          </table:table-cell>
          <table:table-cell table:style-name="Tabla7.A1" office:value-type="string">
            <text:p text:style-name="P58">ls</text:p>
          </table:table-cell>
          <table:table-cell table:style-name="Tabla7.A1" office:value-type="string">
            <text:p text:style-name="P58"/>
          </table:table-cell>
          <table:table-cell table:style-name="Tabla7.A1" office:value-type="string">
            <text:p text:style-name="P58"/>
          </table:table-cell>
        </table:table-row>
        <table:table-row table:style-name="Tabla7.2">
          <table:table-cell table:style-name="Tabla7.A1" office:value-type="string">
            <text:p text:style-name="P57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60"/>
          </table:table-cell>
          <table:table-cell table:style-name="Tabla7.A1" office:value-type="string">
            <text:p text:style-name="P58"/>
          </table:table-cell>
          <table:table-cell table:style-name="Tabla7.A1" office:value-type="string">
            <text:p text:style-name="P58"/>
          </table:table-cell>
          <table:table-cell table:style-name="Tabla7.A1" office:value-type="string">
            <text:p text:style-name="P58"/>
          </table:table-cell>
        </table:table-row>
        <table:table-row table:style-name="Tabla7.4">
          <table:table-cell table:style-name="Tabla7.A1" office:value-type="string">
            <text:p text:style-name="P57"/>
          </table:table-cell>
          <table:table-cell table:style-name="Tabla7.A1" office:value-type="string">
            <text:p text:style-name="P56"/>
          </table:table-cell>
          <table:table-cell table:style-name="Tabla7.A1" office:value-type="string">
            <text:p text:style-name="P60"/>
          </table:table-cell>
          <table:table-cell table:style-name="Tabla7.A1" table:number-columns-spanned="3" office:value-type="string">
            <text:p text:style-name="P107"><text:a xlink:type="simple" xlink:href="../../Bash/Utilidades_bash_param_x_comando_extend.pdf" text:style-name="Internet_20_link" text:visited-style-name="Visited_20_Internet_20_Link"><text:span text:style-name="T84">parametros x comando</text:span>.<text:span text:style-name="T83">pdf</text:span></text:a></text:p>
          </table:table-cell>
          <table:covered-table-cell/>
          <table:covered-table-cell/>
        </table:table-row>
      </table:table>
      <text:list text:style-name="L1">
        <text:list-item>
          <text:h text:style-name="P70" text:outline-level="3"><text:span text:style-name="Heading_20_2_20_Char"><text:span text:style-name="T52">kde / a</text:span></text:span><text:span text:style-name="Heading_20_2_20_Char"><text:span text:style-name="T53">p</text:span></text:span><text:span text:style-name="Heading_20_2_20_Char"><text:span text:style-name="T52">ps / linux </text:span></text:span><text:span text:style-name="Heading_20_2_20_Char"><text:span text:style-name="T51"><text:s/></text:span></text:span><text:span text:style-name="Heading_20_2_20_Char"><text:span text:style-name="T6">docs</text:span></text:span></text:h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J"/>
        <table:table-column table:style-name="Tabla8.K"/>
        <table:table-row table:style-name="Tabla8.1">
          <table:table-cell table:style-name="Tabla8.A1" table:number-columns-spanned="3" office:value-type="string">
            <text:p text:style-name="P51"><text:span text:style-name="T54">KDE / </text:span><text:span text:style-name="T55">APPS <text:s/></text:span><text:span text:style-name="T54">DOCS</text:span></text:p>
          </table:table-cell>
          <table:covered-table-cell/>
          <table:covered-table-cell/>
          <table:table-cell table:style-name="Tabla8.D1" office:value-type="string">
            <text:p text:style-name="P52"><text:span text:style-name="T54"/></text:p>
          </table:table-cell>
          <table:table-cell table:style-name="Tabla8.D1" table:number-columns-spanned="3" office:value-type="string">
            <text:p text:style-name="P82">LINUX DOCS</text:p>
          </table:table-cell>
          <table:covered-table-cell/>
          <table:covered-table-cell/>
          <table:table-cell table:style-name="Tabla8.D1" office:value-type="string">
            <text:p text:style-name="P52"/>
          </table:table-cell>
          <table:table-cell table:style-name="Tabla8.D1" table:number-columns-spanned="3" office:value-type="string">
            <text:p text:style-name="P53">Editable docs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5"><draw:frame draw:style-name="fr1" draw:name="Imagen9" text:anchor-type="as-char" svg:width="0.534cm" svg:height="0.57cm" draw:z-index="55"><draw:image xlink:href="Pictures/10000001000000EF000000FCBFED8971.png" xlink:type="simple" xlink:show="embed" xlink:actuate="onLoad" draw:mime-type="image/png"/></draw:frame></text:p>
          </table:table-cell>
          <table:table-cell table:style-name="Tabla8.B2" office:value-type="string">
            <text:p text:style-name="P63">utilidades_apps</text:p>
          </table:table-cell>
          <table:table-cell table:style-name="Tabla8.C2" office:value-type="string">
            <text:p text:style-name="P100"><text:a xlink:type="simple" xlink:href="../../utilidades_apps.pdf" text:style-name="Internet_20_link" text:visited-style-name="Visited_20_Internet_20_Link"><text:span text:style-name="T47">Abrir</text:span><text:span text:style-name="T50">🠞</text:span></text:a></text:p>
          </table:table-cell>
          <table:table-cell table:style-name="Tabla8.D2" office:value-type="string">
            <text:p text:style-name="P54"/>
          </table:table-cell>
          <table:table-cell table:style-name="Tabla8.E2" office:value-type="string">
            <text:p text:style-name="P54"><draw:frame draw:style-name="fr3" draw:name="Imagen9 Copia 2" text:anchor-type="as-char" svg:y="-0.265cm" svg:width="0.469cm" svg:height="0.499cm" draw:z-index="56"><draw:image xlink:href="Pictures/10000001000000EF000000FCBFED8971.png" xlink:type="simple" xlink:show="embed" xlink:actuate="onLoad" draw:mime-type="image/png"/></draw:frame></text:p>
          </table:table-cell>
          <table:table-cell table:style-name="Tabla8.F2" office:value-type="string">
            <text:p text:style-name="P65">utilidades_bash</text:p>
          </table:table-cell>
          <table:table-cell table:style-name="Tabla8.G2" office:value-type="string">
            <text:p text:style-name="P100"><text:a xlink:type="simple" xlink:href="../../Bash/Utilidades_bash.pdf" text:style-name="Internet_20_link" text:visited-style-name="Visited_20_Internet_20_Link"><text:span text:style-name="T47">Abrir</text:span><text:span text:style-name="T50">🠞</text:span></text:a></text:p>
          </table:table-cell>
          <table:table-cell table:style-name="Tabla8.H2" office:value-type="string">
            <text:p text:style-name="P59"/>
          </table:table-cell>
          <table:table-cell table:style-name="Tabla8.F2" office:value-type="string">
            <text:p text:style-name="P62"><draw:frame draw:style-name="fr1" draw:name="Imagen8 Copia 2 Copia 1" text:anchor-type="as-char" svg:width="0.46cm" svg:height="0.499cm" draw:z-index="57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8.F2" office:value-type="string">
            <text:p text:style-name="P66"><text:span text:style-name="T57">utilidades</text:span>*.odt</text:p>
          </table:table-cell>
          <table:table-cell table:style-name="Tabla8.F2" office:value-type="string">
            <text:p text:style-name="P23"><text:span text:style-name="T48"><draw:frame draw:style-name="fr1" draw:name="/HOME/GERAR_KDE/CODE/GIT-CODE/LINUX_REPO/FORMAT_DOCS/DOCS_EDIT/ Copia 1 Copia 1" text:anchor-type="as-char" svg:width="0.45cm" svg:height="0.4cm" draw:z-index="58"><draw:image xlink:href="Pictures/1000000100000103000000F0F94C23C5.png" xlink:type="simple" xlink:show="embed" xlink:actuate="onLoad" draw:mime-type="image/png"/></draw:frame></text:span><text:a xlink:type="simple" xlink:href="../" text:style-name="Internet_20_link" text:visited-style-name="Visited_20_Internet_20_Link"><text:span text:style-name="T48">🠞</text:span></text:a></text:p>
          </table:table-cell>
        </table:table-row>
        <table:table-row table:style-name="Tabla8.3">
          <table:table-cell table:style-name="Tabla8.A3" office:value-type="string">
            <text:p text:style-name="P61"><draw:frame draw:style-name="fr1" draw:name="Imagen9 Copia 1" text:anchor-type="as-char" svg:width="0.534cm" svg:height="0.57cm" draw:z-index="37"><draw:image xlink:href="Pictures/10000001000000EF000000FCBFED8971.png" xlink:type="simple" xlink:show="embed" xlink:actuate="onLoad" draw:mime-type="image/png"/></draw:frame></text:p>
          </table:table-cell>
          <table:table-cell table:style-name="Tabla8.B3" office:value-type="string">
            <text:p text:style-name="P64">Utilidades_<text:span text:style-name="T56">hgl</text:span></text:p>
          </table:table-cell>
          <table:table-cell table:style-name="Tabla8.C3" office:value-type="string">
            <text:p text:style-name="P100"><text:a xlink:type="simple" xlink:href="../../utilidades_hgl.pdf" text:style-name="Internet_20_link" text:visited-style-name="Visited_20_Internet_20_Link"><text:span text:style-name="T47">Abrir</text:span><text:span text:style-name="T50">🠞</text:span></text:a></text:p>
          </table:table-cell>
          <table:table-cell table:style-name="Tabla8.D3" office:value-type="string">
            <text:p text:style-name="P54"/>
          </table:table-cell>
          <table:table-cell table:style-name="Tabla8.E3" office:value-type="string">
            <text:p text:style-name="P61"><draw:frame draw:style-name="fr3" draw:name="Imagen9 Copia 2 Copia 1" text:anchor-type="as-char" svg:y="-0.265cm" svg:width="0.469cm" svg:height="0.499cm" draw:z-index="40"><draw:image xlink:href="Pictures/10000001000000EF000000FCBFED8971.png" xlink:type="simple" xlink:show="embed" xlink:actuate="onLoad" draw:mime-type="image/png"/></draw:frame></text:p>
          </table:table-cell>
          <table:table-cell table:style-name="Tabla8.F2" office:value-type="string">
            <text:p text:style-name="P65">utilidades_kde</text:p>
          </table:table-cell>
          <table:table-cell table:style-name="Tabla8.G2" office:value-type="string">
            <text:p text:style-name="P100"><text:a xlink:type="simple" xlink:href="../../utilidades_kde.pdf" text:style-name="Internet_20_link" text:visited-style-name="Visited_20_Internet_20_Link"><text:span text:style-name="T47">Abrir</text:span><text:span text:style-name="T50">🠞</text:span></text:a></text:p>
          </table:table-cell>
          <table:table-cell table:style-name="Tabla8.H2" office:value-type="string">
            <text:p text:style-name="P59"/>
          </table:table-cell>
          <table:table-cell table:style-name="Tabla8.F2" office:value-type="string">
            <text:p text:style-name="P61"/>
          </table:table-cell>
          <table:table-cell table:style-name="Tabla8.F2" office:value-type="string">
            <text:p text:style-name="P43"/>
          </table:table-cell>
          <table:table-cell table:style-name="Tabla8.F2" office:value-type="string">
            <text:p text:style-name="P10"><text:span text:style-name="T41"><draw:frame draw:style-name="fr1" draw:name="/HOME/GERAR_KDE/CODE/GIT-CODE/LINUX_REPO/FORMAT_DOCS/DOCS_EDIT/ Copia 1" text:anchor-type="as-char" svg:width="0.45cm" svg:height="0.4cm" draw:z-index="42"><draw:image xlink:href="Pictures/1000000100000103000000F0F94C23C5.png" xlink:type="simple" xlink:show="embed" xlink:actuate="onLoad" draw:mime-type="image/png"/></draw:frame></text:span><text:a xlink:type="simple" xlink:href="../" text:style-name="Internet_20_link" text:visited-style-name="Visited_20_Internet_20_Link"><text:span text:style-name="T48">🠞</text:span></text:a></text:p>
          </table:table-cell>
        </table:table-row>
        <table:table-row table:style-name="Tabla8.4">
          <table:table-cell table:style-name="Tabla8.A3" office:value-type="string">
            <text:p text:style-name="P61"><draw:frame draw:style-name="fr1" draw:name="Imagen9 Copia 1 Copia 1" text:anchor-type="as-char" svg:width="0.534cm" svg:height="0.57cm" draw:z-index="66"><draw:image xlink:href="Pictures/10000001000000EF000000FCBFED8971.png" xlink:type="simple" xlink:show="embed" xlink:actuate="onLoad" draw:mime-type="image/png"/></draw:frame></text:p>
          </table:table-cell>
          <table:table-cell table:style-name="Tabla8.B3" office:value-type="string">
            <text:p text:style-name="P64"/>
          </table:table-cell>
          <table:table-cell table:style-name="Tabla8.C3" office:value-type="string">
            <text:p text:style-name="P103"/>
          </table:table-cell>
          <table:table-cell table:style-name="Tabla8.D3" office:value-type="string">
            <text:p text:style-name="P54"/>
          </table:table-cell>
          <table:table-cell table:style-name="Tabla8.E3" office:value-type="string">
            <text:p text:style-name="P61"><draw:frame draw:style-name="fr1" draw:name="Imagen9 Copia 1 Copia 2" text:anchor-type="as-char" svg:width="0.534cm" svg:height="0.57cm" draw:z-index="67"><draw:image xlink:href="Pictures/10000001000000EF000000FCBFED8971.png" xlink:type="simple" xlink:show="embed" xlink:actuate="onLoad" draw:mime-type="image/png"/></draw:frame></text:p>
          </table:table-cell>
          <table:table-cell table:style-name="Tabla8.F2" office:value-type="string">
            <text:p text:style-name="P65"/>
          </table:table-cell>
          <table:table-cell table:style-name="Tabla8.G2" office:value-type="string">
            <text:p text:style-name="P103"/>
          </table:table-cell>
          <table:table-cell table:style-name="Tabla8.H2" office:value-type="string">
            <text:p text:style-name="P59"/>
          </table:table-cell>
          <table:table-cell table:style-name="Tabla8.F2" office:value-type="string">
            <text:p text:style-name="P61"/>
          </table:table-cell>
          <table:table-cell table:style-name="Tabla8.F2" office:value-type="string">
            <text:p text:style-name="P43"/>
          </table:table-cell>
          <table:table-cell table:style-name="Tabla8.F2" office:value-type="string">
            <text:p text:style-name="P104"/>
          </table:table-cell>
        </table:table-row>
      </table:table>
      <text:p text:style-name="P34"><text:span text:style-name="Heading_20_2_20_Char"><text:span text:style-name="T12"/></text:span></text:p>
      <text:h text:style-name="P32" text:outline-level="2"><draw:frame draw:style-name="fr2" draw:name="Imagen1 Copia 1 Copia 1" text:anchor-type="as-char" svg:y="-0.452cm" svg:width="0.653cm" svg:height="0.524cm" draw:z-index="64"><draw:image xlink:href="Pictures/10000001000000F2000000C22C50D6D5.png" xlink:type="simple" xlink:show="embed" xlink:actuate="onLoad" draw:mime-type="image/png"/></draw:frame><text:s text:c="2"/><text:span text:style-name="T9">COMANDOS </text:span><text:span text:style-name="T10">linux </text:span><text:span text:style-name="T13">bash</text:span></text:h>
      <text:list text:style-name="L2">
        <text:list-item>
          <text:h text:style-name="P72" text:outline-level="3"><text:span text:style-name="Heading_20_2_20_Char"><text:span text:style-name="T28">CONCEPTOS ÚTILES</text:span></text:span></text:h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4">Nombre1\ nombre2\ nombre3</text:p>
          </table:table-cell>
          <table:table-cell table:style-name="Tabla3.B1" office:value-type="string">
            <text:p text:style-name="P84" loext:marker-style-name="T34"><text:span text:style-name="T34">Carpetas o Archivos q tienen espacio. Ejem: <text:s/></text:span><text:span text:style-name="T36">cd Gerar_No\ Borrar</text:span></text:p>
          </table:table-cell>
        </table:table-row>
        <table:table-row table:style-name="Tabla3.1">
          <table:table-cell table:style-name="Tabla3.A2" office:value-type="string">
            <text:p text:style-name="P44">explorer.exe Folder</text:p>
          </table:table-cell>
          <table:table-cell table:style-name="Tabla3.B2" office:value-type="string">
            <text:p text:style-name="P84" loext:marker-style-name="T34"><text:span text:style-name="T34">Abre la Carpeta ‘</text:span><text:span text:style-name="T37">Folder</text:span><text:span text:style-name="T34">. Hay q estar en la carpeta q contenga ‘</text:span><text:span text:style-name="T37">Folder’</text:span></text:p>
          </table:table-cell>
        </table:table-row>
        <table:table-row table:style-name="Tabla3.3">
          <table:table-cell table:style-name="Tabla3.A2" office:value-type="string">
            <text:p text:style-name="P44">cd mnt/c/Folder/Folder...</text:p>
          </table:table-cell>
          <table:table-cell table:style-name="Tabla3.B3" office:value-type="string">
            <text:p text:style-name="P84" loext:marker-style-name="T34"><text:span text:style-name="T34">Para trabajar en Windows desde Wsl</text:span></text:p>
          </table:table-cell>
        </table:table-row>
      </table:table>
      <text:list text:continue-numbering="true" text:style-name="L2">
        <text:list-item>
          <text:h text:style-name="P74" text:outline-level="3"><text:span text:style-name="Heading_20_2_20_Char"><text:span text:style-name="T28">COMANDOS </text:span></text:span><text:span text:style-name="Heading_20_2_20_Char"><text:span text:style-name="T14">MÁS</text:span></text:span><text:span text:style-name="Heading_20_2_20_Char"><text:span text:style-name="T28"> USADOS</text:span></text:span></text:h>
        </text:list-item>
      </text:list>
      <text:p text:style-name="P33"><text:span text:style-name="T38">Fuente: 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39">https://sanchezcorbalan.es/mejores-comandos-linux-bash/#Que_comando_muestra_tu_ubicacion_actual_en_el_sistema_de_archivos_en_Linux</text:span></text:span></text:a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9">ls</text:p>
          </table:table-cell>
          <table:table-cell table:style-name="Tabla4.B1" office:value-type="string">
            <text:p text:style-name="P85">Lista directorios</text:p>
          </table:table-cell>
        </table:table-row>
        <table:table-row table:style-name="Tabla4.1">
          <table:table-cell table:style-name="Tabla4.A2" office:value-type="string">
            <text:p text:style-name="P49">cd</text:p>
          </table:table-cell>
          <table:table-cell table:style-name="Tabla4.B2" office:value-type="string">
            <text:p text:style-name="P85">Cambia el directorio actual de trabajo</text:p>
          </table:table-cell>
        </table:table-row>
        <table:table-row table:style-name="Tabla4.1">
          <table:table-cell table:style-name="Tabla4.A3" office:value-type="string">
            <text:p text:style-name="P49">cp</text:p>
          </table:table-cell>
          <table:table-cell table:style-name="Tabla4.B3" office:value-type="string">
            <text:p text:style-name="P85">Copia contenido desde un origen a un destino</text:p>
          </table:table-cell>
        </table:table-row>
        <table:table-row table:style-name="Tabla4.1">
          <table:table-cell table:style-name="Tabla4.A3" office:value-type="string">
            <text:p text:style-name="P49">mkdir</text:p>
          </table:table-cell>
          <table:table-cell table:style-name="Tabla4.B3" office:value-type="string">
            <text:p text:style-name="P85">Crea un directorio</text:p>
          </table:table-cell>
        </table:table-row>
        <table:table-row table:style-name="Tabla4.1">
          <table:table-cell table:style-name="Tabla4.A3" office:value-type="string">
            <text:p text:style-name="P49">rm</text:p>
          </table:table-cell>
          <table:table-cell table:style-name="Tabla4.B3" office:value-type="string">
            <text:p text:style-name="P85">Borra ficheros o directorios</text:p>
          </table:table-cell>
        </table:table-row>
        <table:table-row table:style-name="Tabla4.1">
          <table:table-cell table:style-name="Tabla4.A3" office:value-type="string">
            <text:p text:style-name="P49">mv</text:p>
          </table:table-cell>
          <table:table-cell table:style-name="Tabla4.B3" office:value-type="string">
            <text:p text:style-name="P85">Mueve elementos o les cambia el nombre</text:p>
          </table:table-cell>
        </table:table-row>
        <text:soft-page-break/>
        <table:table-row table:style-name="Tabla4.1">
          <table:table-cell table:style-name="Tabla4.A3" office:value-type="string">
            <text:p text:style-name="P49">touch</text:p>
          </table:table-cell>
          <table:table-cell table:style-name="Tabla4.B3" office:value-type="string">
            <text:p text:style-name="P85">Crea un directorio vacío (o cambia la fecha)</text:p>
          </table:table-cell>
        </table:table-row>
        <table:table-row table:style-name="Tabla4.1">
          <table:table-cell table:style-name="Tabla4.A3" office:value-type="string">
            <text:p text:style-name="P49">man</text:p>
          </table:table-cell>
          <table:table-cell table:style-name="Tabla4.B3" office:value-type="string">
            <text:p text:style-name="P85">Consulta la ayuda más común, las páginas man</text:p>
          </table:table-cell>
        </table:table-row>
        <table:table-row table:style-name="Tabla4.1">
          <table:table-cell table:style-name="Tabla4.A3" office:value-type="string">
            <text:p text:style-name="P49">info</text:p>
          </table:table-cell>
          <table:table-cell table:style-name="Tabla4.B3" office:value-type="string">
            <text:p text:style-name="P85">Consulta otra ayuda, más parecido a una web, con texto y enlaces</text:p>
          </table:table-cell>
        </table:table-row>
        <table:table-row table:style-name="Tabla4.1">
          <table:table-cell table:style-name="Tabla4.A3" office:value-type="string">
            <text:p text:style-name="P49">whatis</text:p>
          </table:table-cell>
          <table:table-cell table:style-name="Tabla4.B3" office:value-type="string">
            <text:p text:style-name="P85">Muestra la descripción corta de un comando</text:p>
          </table:table-cell>
        </table:table-row>
        <table:table-row table:style-name="Tabla4.1">
          <table:table-cell table:style-name="Tabla4.A3" office:value-type="string">
            <text:p text:style-name="P49">clear</text:p>
          </table:table-cell>
          <table:table-cell table:style-name="Tabla4.B3" office:value-type="string">
            <text:p text:style-name="P85">borra la pantalla</text:p>
          </table:table-cell>
        </table:table-row>
        <table:table-row table:style-name="Tabla4.1">
          <table:table-cell table:style-name="Tabla4.A3" office:value-type="string">
            <text:p text:style-name="P49">history</text:p>
          </table:table-cell>
          <table:table-cell table:style-name="Tabla4.B3" office:value-type="string">
            <text:p text:style-name="P85">Muestra las últimas instrucciones ejecutadas</text:p>
          </table:table-cell>
        </table:table-row>
        <table:table-row table:style-name="Tabla4.1">
          <table:table-cell table:style-name="Tabla4.A3" office:value-type="string">
            <text:p text:style-name="P49">pwd</text:p>
          </table:table-cell>
          <table:table-cell table:style-name="Tabla4.B3" office:value-type="string">
            <text:p text:style-name="P85">Muestra el directorio actual de trabajo</text:p>
          </table:table-cell>
        </table:table-row>
        <table:table-row table:style-name="Tabla4.1">
          <table:table-cell table:style-name="Tabla4.A3" office:value-type="string">
            <text:p text:style-name="P49">nano</text:p>
          </table:table-cell>
          <table:table-cell table:style-name="Tabla4.B3" office:value-type="string">
            <text:p text:style-name="P85">editor de texto fácil de usar</text:p>
          </table:table-cell>
        </table:table-row>
        <table:table-row table:style-name="Tabla4.1">
          <table:table-cell table:style-name="Tabla4.A3" office:value-type="string">
            <text:p text:style-name="P49">cat</text:p>
          </table:table-cell>
          <table:table-cell table:style-name="Tabla4.B3" office:value-type="string">
            <text:p text:style-name="P85">Ver el contenido de un fichero de texto</text:p>
          </table:table-cell>
        </table:table-row>
      </table:table>
      <text:list text:continue-numbering="true" text:style-name="L2">
        <text:list-item>
          <text:h text:style-name="P75" text:outline-level="3"><text:span text:style-name="Heading_20_2_20_Char"><text:span text:style-name="T28">OROS COMANDO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8">whereis</text:p>
          </table:table-cell>
          <table:table-cell table:style-name="Tabla5.A1" office:value-type="string">
            <text:p text:style-name="P86">indica dónde está un programa</text:p>
          </table:table-cell>
        </table:table-row>
        <table:table-row table:style-name="Tabla5.2">
          <table:table-cell table:style-name="Tabla5.A2" office:value-type="string">
            <text:p text:style-name="P48">find</text:p>
          </table:table-cell>
          <table:table-cell table:style-name="Tabla5.A2" office:value-type="string">
            <text:p text:style-name="P85">Busca 1 elemento de sistema de ficheros en fon. a unos criterios</text:p>
          </table:table-cell>
        </table:table-row>
        <table:table-row table:style-name="Tabla5.3">
          <table:table-cell table:style-name="Tabla5.A3" office:value-type="string">
            <text:p text:style-name="P48">locate</text:p>
          </table:table-cell>
          <table:table-cell table:style-name="Tabla5.A3" office:value-type="string">
            <text:p text:style-name="P85">Encontrar un fichero o directorio</text:p>
          </table:table-cell>
        </table:table-row>
        <table:table-row table:style-name="Tabla5.4">
          <table:table-cell table:style-name="Tabla5.A3" office:value-type="string">
            <text:p text:style-name="P48">chmod</text:p>
          </table:table-cell>
          <table:table-cell table:style-name="Tabla5.A3" office:value-type="string">
            <text:p text:style-name="P85">cambia los permisos de un fichero o directorio</text:p>
          </table:table-cell>
        </table:table-row>
        <table:table-row table:style-name="Tabla5.5">
          <table:table-cell table:style-name="Tabla5.A3" office:value-type="string">
            <text:p text:style-name="P48">chown</text:p>
          </table:table-cell>
          <table:table-cell table:style-name="Tabla5.A3" office:value-type="string">
            <text:p text:style-name="P85">Cambia la propiedad de un fichero o directorio</text:p>
          </table:table-cell>
        </table:table-row>
        <table:table-row table:style-name="Tabla5.6">
          <table:table-cell table:style-name="Tabla5.A3" office:value-type="string">
            <text:p text:style-name="P48">wget</text:p>
          </table:table-cell>
          <table:table-cell table:style-name="Tabla5.A3" office:value-type="string">
            <text:p text:style-name="P85">Descargar el contenido de una URL en la red</text:p>
          </table:table-cell>
        </table:table-row>
        <table:table-row table:style-name="Tabla5.7">
          <table:table-cell table:style-name="Tabla5.A3" office:value-type="string">
            <text:p text:style-name="P48">grep</text:p>
          </table:table-cell>
          <table:table-cell table:style-name="Tabla5.A3" office:value-type="string">
            <text:p text:style-name="P85">muestra las lineas de un texto que cumpla con un patrón</text:p>
          </table:table-cell>
        </table:table-row>
        <table:table-row table:style-name="Tabla5.8">
          <table:table-cell table:style-name="Tabla5.A3" office:value-type="string">
            <text:p text:style-name="P48">tail</text:p>
          </table:table-cell>
          <table:table-cell table:style-name="Tabla5.A3" office:value-type="string">
            <text:p text:style-name="P85">muestra las últimas lineas de un texto</text:p>
          </table:table-cell>
        </table:table-row>
        <table:table-row table:style-name="Tabla5.9">
          <table:table-cell table:style-name="Tabla5.A3" office:value-type="string">
            <text:p text:style-name="P48">head</text:p>
          </table:table-cell>
          <table:table-cell table:style-name="Tabla5.A3" office:value-type="string">
            <text:p text:style-name="P85">muestra la primeras lineas de un texto</text:p>
          </table:table-cell>
        </table:table-row>
        <table:table-row table:style-name="Tabla5.10">
          <table:table-cell table:style-name="Tabla5.A1" office:value-type="string">
            <text:p text:style-name="P48">sort</text:p>
          </table:table-cell>
          <table:table-cell table:style-name="Tabla5.A1" office:value-type="string">
            <text:p text:style-name="P85">ordena texto</text:p>
          </table:table-cell>
        </table:table-row>
        <table:table-row table:style-name="Tabla5.11">
          <table:table-cell table:style-name="Tabla5.A2" office:value-type="string">
            <text:p text:style-name="P48">more</text:p>
          </table:table-cell>
          <table:table-cell table:style-name="Tabla5.A2" office:value-type="string">
            <text:p text:style-name="P85">Para la salida de texto cuando se llena la pantalla</text:p>
          </table:table-cell>
        </table:table-row>
        <table:table-row table:style-name="Tabla5.12">
          <table:table-cell table:style-name="Tabla5.A3" office:value-type="string">
            <text:p text:style-name="P48">less</text:p>
          </table:table-cell>
          <table:table-cell table:style-name="Tabla5.A3" office:value-type="string">
            <text:p text:style-name="P85">Igual que more, pero más pontente</text:p>
          </table:table-cell>
        </table:table-row>
        <table:table-row table:style-name="Tabla5.13">
          <table:table-cell table:style-name="Tabla5.A3" office:value-type="string">
            <text:p text:style-name="P48">dpkg</text:p>
          </table:table-cell>
          <table:table-cell table:style-name="Tabla5.A3" office:value-type="string">
            <text:p text:style-name="P85">administra paquetes en Debian y derivadas</text:p>
          </table:table-cell>
        </table:table-row>
        <table:table-row table:style-name="Tabla5.14">
          <table:table-cell table:style-name="Tabla5.A3" office:value-type="string">
            <text:p text:style-name="P48">rpm</text:p>
          </table:table-cell>
          <table:table-cell table:style-name="Tabla5.A3" office:value-type="string">
            <text:p text:style-name="P85">Administra paquetes en Red Hat y derivadas</text:p>
          </table:table-cell>
        </table:table-row>
        <table:table-row table:style-name="Tabla5.15">
          <table:table-cell table:style-name="Tabla5.A3" office:value-type="string">
            <text:p text:style-name="P48">free</text:p>
          </table:table-cell>
          <table:table-cell table:style-name="Tabla5.A3" office:value-type="string">
            <text:p text:style-name="P85">muestra información sobre la memoria (RAM y SWAP)</text:p>
          </table:table-cell>
        </table:table-row>
        <table:table-row table:style-name="Tabla5.16">
          <table:table-cell table:style-name="Tabla5.A3" office:value-type="string">
            <text:p text:style-name="P48">df</text:p>
          </table:table-cell>
          <table:table-cell table:style-name="Tabla5.A3" office:value-type="string">
            <text:p text:style-name="P85">Indica el tamaño usado y libre de los discos</text:p>
          </table:table-cell>
        </table:table-row>
        <table:table-row table:style-name="Tabla5.17">
          <table:table-cell table:style-name="Tabla5.A3" office:value-type="string">
            <text:p text:style-name="P48">du</text:p>
          </table:table-cell>
          <table:table-cell table:style-name="Tabla5.A3" office:value-type="string">
            <text:p text:style-name="P85">Calcula el tamaño ocupado por un fichero o directorio</text:p>
          </table:table-cell>
        </table:table-row>
        <text:soft-page-break/>
        <table:table-row table:style-name="Tabla5.18">
          <table:table-cell table:style-name="Tabla5.A3" office:value-type="string">
            <text:p text:style-name="P48">lsblk</text:p>
          </table:table-cell>
          <table:table-cell table:style-name="Tabla5.A3" office:value-type="string">
            <text:p text:style-name="P87">Lista información sobre los dispositivos de bloques</text:p>
          </table:table-cell>
        </table:table-row>
        <table:table-row table:style-name="Tabla5.19">
          <table:table-cell table:style-name="Tabla5.A3" office:value-type="string">
            <text:p text:style-name="P48">fdisk</text:p>
          </table:table-cell>
          <table:table-cell table:style-name="Tabla5.A3" office:value-type="string">
            <text:p text:style-name="P87">Administra particiones de disco</text:p>
          </table:table-cell>
        </table:table-row>
        <table:table-row table:style-name="Tabla5.20">
          <table:table-cell table:style-name="Tabla5.A3" office:value-type="string">
            <text:p text:style-name="P48">top</text:p>
          </table:table-cell>
          <table:table-cell table:style-name="Tabla5.A3" office:value-type="string">
            <text:p text:style-name="P87">Información de los procesos en ejecucuión</text:p>
          </table:table-cell>
        </table:table-row>
        <table:table-row table:style-name="Tabla5.21">
          <table:table-cell table:style-name="Tabla5.A3" office:value-type="string">
            <text:p text:style-name="P48">ps</text:p>
          </table:table-cell>
          <table:table-cell table:style-name="Tabla5.A3" office:value-type="string">
            <text:p text:style-name="P87">listado de procesos en ejecución</text:p>
          </table:table-cell>
        </table:table-row>
        <table:table-row table:style-name="Tabla5.22">
          <table:table-cell table:style-name="Tabla5.A3" office:value-type="string">
            <text:p text:style-name="P48">kill</text:p>
          </table:table-cell>
          <table:table-cell table:style-name="Tabla5.A3" office:value-type="string">
            <text:p text:style-name="P87">Enviar señales a un proceso (terminar, matar, pausar, etc.)</text:p>
          </table:table-cell>
        </table:table-row>
        <table:table-row table:style-name="Tabla5.23">
          <table:table-cell table:style-name="Tabla5.A3" office:value-type="string">
            <text:p text:style-name="P48">mount</text:p>
          </table:table-cell>
          <table:table-cell table:style-name="Tabla5.A3" office:value-type="string">
            <text:p text:style-name="P87">Montar un sistema de ficheros</text:p>
          </table:table-cell>
        </table:table-row>
        <table:table-row table:style-name="Tabla5.24">
          <table:table-cell table:style-name="Tabla5.A3" office:value-type="string">
            <text:p text:style-name="P48">umount</text:p>
          </table:table-cell>
          <table:table-cell table:style-name="Tabla5.A3" office:value-type="string">
            <text:p text:style-name="P87">Desmontar un sistema de ficheros</text:p>
          </table:table-cell>
        </table:table-row>
        <table:table-row table:style-name="Tabla5.25">
          <table:table-cell table:style-name="Tabla5.A3" office:value-type="string">
            <text:p text:style-name="P48">uname</text:p>
          </table:table-cell>
          <table:table-cell table:style-name="Tabla5.A3" office:value-type="string">
            <text:p text:style-name="P87">Información del sistema: nombre, versión kernel, etc..</text:p>
          </table:table-cell>
        </table:table-row>
        <table:table-row table:style-name="Tabla5.26">
          <table:table-cell table:style-name="Tabla5.A3" office:value-type="string">
            <text:p text:style-name="P48">uptime</text:p>
          </table:table-cell>
          <table:table-cell table:style-name="Tabla5.A3" office:value-type="string">
            <text:p text:style-name="P87">tiempo encendido y carga del sistema</text:p>
          </table:table-cell>
        </table:table-row>
        <table:table-row table:style-name="Tabla5.27">
          <table:table-cell table:style-name="Tabla5.A3" office:value-type="string">
            <text:p text:style-name="P48">poweroff</text:p>
          </table:table-cell>
          <table:table-cell table:style-name="Tabla5.A3" office:value-type="string">
            <text:p text:style-name="P87">apaga el sistema</text:p>
          </table:table-cell>
        </table:table-row>
        <table:table-row table:style-name="Tabla5.28">
          <table:table-cell table:style-name="Tabla5.A3" office:value-type="string">
            <text:p text:style-name="P48">reboot</text:p>
          </table:table-cell>
          <table:table-cell table:style-name="Tabla5.A3" office:value-type="string">
            <text:p text:style-name="P87">rinicia</text:p>
          </table:table-cell>
        </table:table-row>
        <table:table-row table:style-name="Tabla5.29">
          <table:table-cell table:style-name="Tabla5.A3" office:value-type="string">
            <text:p text:style-name="P48">id</text:p>
          </table:table-cell>
          <table:table-cell table:style-name="Tabla5.A3" office:value-type="string">
            <text:p text:style-name="P87">muestra información de un usuario</text:p>
          </table:table-cell>
        </table:table-row>
        <table:table-row table:style-name="Tabla5.30">
          <table:table-cell table:style-name="Tabla5.A3" office:value-type="string">
            <text:p text:style-name="P48">ping</text:p>
          </table:table-cell>
          <table:table-cell table:style-name="Tabla5.A3" office:value-type="string">
            <text:p text:style-name="P87">Indica si un ordenador está accesible en la red</text:p>
          </table:table-cell>
        </table:table-row>
        <table:table-row table:style-name="Tabla5.31">
          <table:table-cell table:style-name="Tabla5.A3" office:value-type="string">
            <text:p text:style-name="P48">tar</text:p>
          </table:table-cell>
          <table:table-cell table:style-name="Tabla5.A3" office:value-type="string">
            <text:p text:style-name="P87">comprime y descomprime ficheros y directorios</text:p>
          </table:table-cell>
        </table:table-row>
        <table:table-row table:style-name="Tabla5.32">
          <table:table-cell table:style-name="Tabla5.A3" office:value-type="string">
            <text:p text:style-name="P48">ssh</text:p>
          </table:table-cell>
          <table:table-cell table:style-name="Tabla5.A3" office:value-type="string">
            <text:p text:style-name="P87">Permite ejecutar instrucciones en otro ordenador</text:p>
          </table:table-cell>
        </table:table-row>
        <table:table-row table:style-name="Tabla5.33">
          <table:table-cell table:style-name="Tabla5.A3" office:value-type="string">
            <text:p text:style-name="P48">who</text:p>
          </table:table-cell>
          <table:table-cell table:style-name="Tabla5.A3" office:value-type="string">
            <text:p text:style-name="P87">muestra usuarios conectados al sistema</text:p>
          </table:table-cell>
        </table:table-row>
        <table:table-row table:style-name="Tabla5.34">
          <table:table-cell table:style-name="Tabla5.A3" office:value-type="string">
            <text:p text:style-name="P48">passwd</text:p>
          </table:table-cell>
          <table:table-cell table:style-name="Tabla5.A3" office:value-type="string">
            <text:p text:style-name="P87">cambia la contraseña de acceso</text:p>
          </table:table-cell>
        </table:table-row>
        <table:table-row table:style-name="Tabla5.35">
          <table:table-cell table:style-name="Tabla5.A3" office:value-type="string">
            <text:p text:style-name="P48">sudo</text:p>
          </table:table-cell>
          <table:table-cell table:style-name="Tabla5.A3" office:value-type="string">
            <text:p text:style-name="P87">Ejecuta una instrucción con más privilegios</text:p>
          </table:table-cell>
        </table:table-row>
        <table:table-row table:style-name="Tabla5.36">
          <table:table-cell table:style-name="Tabla5.A3" office:value-type="string">
            <text:p text:style-name="P48">su</text:p>
          </table:table-cell>
          <table:table-cell table:style-name="Tabla5.A3" office:value-type="string">
            <text:p text:style-name="P88">Permite identificarte como otro usuario</text:p>
          </table:table-cell>
        </table:table-row>
      </table:table>
      <text:p text:style-name="P39"/>
      <text:list text:continue-numbering="true" text:style-name="L2">
        <text:list-item>
          <text:h text:style-name="P71" text:outline-level="3"><text:span text:style-name="Heading_20_2_20_Char"><text:span text:style-name="T28">COMANDOS </text:span></text:span><text:span text:style-name="Heading_20_2_20_Char"><text:span text:style-name="T16">GESTION</text:span></text:span><text:span text:style-name="Heading_20_2_20_Char"><text:span text:style-name="T28"> </text:span></text:span><text:span text:style-name="Heading_20_2_20_Char"><text:span text:style-name="T16">DE</text:span></text:span><text:span text:style-name="Heading_20_2_20_Char"><text:span text:style-name="T28"> ARCHIVOS </text:span></text:span><text:span text:style-name="Heading_20_2_20_Char"><text:span text:style-name="T16">Y</text:span></text:span><text:span text:style-name="Heading_20_2_20_Char"><text:span text:style-name="T28"> DIRECTORIOS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7">cp</text:p>
          </table:table-cell>
          <table:table-cell table:style-name="Tabla10.A1" office:value-type="string">
            <text:p text:style-name="P67"><text:a xlink:type="simple" xlink:href="#_78abbkv03zrr" text:style-name="ListLabel_20_10" text:visited-style-name="ListLabel_20_10"><text:span text:style-name="T35">Copiar</text:span></text:a></text:p>
          </table:table-cell>
        </table:table-row>
        <table:table-row table:style-name="Tabla10.1">
          <table:table-cell table:style-name="Tabla10.A2" office:value-type="string">
            <text:p text:style-name="P47">mv</text:p>
          </table:table-cell>
          <table:table-cell table:style-name="Tabla10.A2" office:value-type="string">
            <text:p text:style-name="P67"><text:a xlink:type="simple" xlink:href="#_oguk3flevqql" text:style-name="ListLabel_20_10" text:visited-style-name="ListLabel_20_10"><text:span text:style-name="T59">Cortar </text:span></text:a><text:a xlink:type="simple" xlink:href="#_oguk3flevqql" text:style-name="ListLabel_20_12" text:visited-style-name="ListLabel_20_12"><text:span text:style-name="T60">(mover)</text:span></text:a></text:p>
          </table:table-cell>
        </table:table-row>
        <table:table-row table:style-name="Tabla10.1">
          <table:table-cell table:style-name="Tabla10.A2" office:value-type="string">
            <text:p text:style-name="P47">rm</text:p>
          </table:table-cell>
          <table:table-cell table:style-name="Tabla10.A2" office:value-type="string">
            <text:p text:style-name="P67"><text:a xlink:type="simple" xlink:href="#_n9md4zk5zg86" text:style-name="ListLabel_20_10" text:visited-style-name="ListLabel_20_10"><text:span text:style-name="T35">Borrar</text:span></text:a></text:p>
          </table:table-cell>
        </table:table-row>
        <table:table-row table:style-name="Tabla10.1">
          <table:table-cell table:style-name="Tabla10.A2" office:value-type="string">
            <text:p text:style-name="P47">ls</text:p>
          </table:table-cell>
          <table:table-cell table:style-name="Tabla10.A2" office:value-type="string">
            <text:p text:style-name="P67"><text:a xlink:type="simple" xlink:href="#_psago8ss41b1" text:style-name="ListLabel_20_10" text:visited-style-name="ListLabel_20_10"><text:span text:style-name="T35">Listar</text:span></text:a></text:p>
          </table:table-cell>
        </table:table-row>
        <table:table-row table:style-name="Tabla10.5">
          <table:table-cell table:style-name="Tabla10.A2" office:value-type="string">
            <text:p text:style-name="P46">touch</text:p>
          </table:table-cell>
          <table:table-cell table:style-name="Tabla10.A2" office:value-type="string">
            <text:p text:style-name="P67"><text:a xlink:type="simple" xlink:href="#_2dtuluy5ll3x" text:style-name="ListLabel_20_10" text:visited-style-name="ListLabel_20_10"><text:span text:style-name="T35">Crear archivo</text:span></text:a></text:p>
          </table:table-cell>
        </table:table-row>
        <table:table-row table:style-name="Tabla10.1">
          <table:table-cell table:style-name="Tabla10.A2" office:value-type="string">
            <text:p text:style-name="P46">mkdir</text:p>
          </table:table-cell>
          <table:table-cell table:style-name="Tabla10.A2" office:value-type="string">
            <text:p text:style-name="P67"><text:a xlink:type="simple" xlink:href="#_qt4fg7793ts4" text:style-name="ListLabel_20_10" text:visited-style-name="ListLabel_20_10"><text:span text:style-name="T35">Crear dirs</text:span></text:a></text:p>
          </table:table-cell>
        </table:table-row>
        <table:table-row table:style-name="Tabla10.1">
          <table:table-cell table:style-name="Tabla10.A2" office:value-type="string">
            <text:p text:style-name="P46">rmdir</text:p>
          </table:table-cell>
          <table:table-cell table:style-name="Tabla10.A2" office:value-type="string">
            <text:p text:style-name="P67"><text:a xlink:type="simple" xlink:href="#_25jf8mm54zc2" text:style-name="ListLabel_20_10" text:visited-style-name="ListLabel_20_10"><text:span text:style-name="T35">Borrar dir vacío</text:span></text:a></text:p>
          </table:table-cell>
        </table:table-row>
        <text:soft-page-break/>
        <table:table-row table:style-name="Tabla10.1">
          <table:table-cell table:style-name="Tabla10.A2" office:value-type="string">
            <text:p text:style-name="P46">cd</text:p>
          </table:table-cell>
          <table:table-cell table:style-name="Tabla10.A2" office:value-type="string">
            <text:p text:style-name="P67"><text:a xlink:type="simple" xlink:href="#_czvl81yda0cq" text:style-name="ListLabel_20_10" text:visited-style-name="ListLabel_20_10"><text:span text:style-name="T35">Cambiar dirs</text:span></text:a></text:p>
          </table:table-cell>
        </table:table-row>
        <table:table-row table:style-name="Tabla10.1">
          <table:table-cell table:style-name="Tabla10.A2" office:value-type="string">
            <text:p text:style-name="P45">pwd</text:p>
          </table:table-cell>
          <table:table-cell table:style-name="Tabla10.A2" office:value-type="string">
            <text:p text:style-name="P67"><text:a xlink:type="simple" xlink:href="#_x74w2n3dfjfq" text:style-name="ListLabel_20_10" text:visited-style-name="ListLabel_20_10"><text:span text:style-name="T35">Mostrar ruta</text:span></text:a></text:p>
          </table:table-cell>
        </table:table-row>
        <table:table-row table:style-name="Tabla10.1">
          <table:table-cell table:style-name="Tabla10.A2" office:value-type="string">
            <text:p text:style-name="P45">chmod</text:p>
          </table:table-cell>
          <table:table-cell table:style-name="Tabla10.A2" office:value-type="string">
            <text:p text:style-name="P67"><text:a xlink:type="simple" xlink:href="#_d77ycyu97nxd" text:style-name="ListLabel_20_10" text:visited-style-name="ListLabel_20_10"><text:span text:style-name="T35">Modif permisos</text:span></text:a></text:p>
          </table:table-cell>
        </table:table-row>
        <table:table-row table:style-name="Tabla10.1">
          <table:table-cell table:style-name="Tabla10.A2" office:value-type="string">
            <text:p text:style-name="P45">find</text:p>
          </table:table-cell>
          <table:table-cell table:style-name="Tabla10.A2" office:value-type="string">
            <text:p text:style-name="P67"><text:a xlink:type="simple" xlink:href="#_aqg77ji3tly6" text:style-name="ListLabel_20_10" text:visited-style-name="ListLabel_20_10"><text:span text:style-name="T35">Buscar</text:span></text:a></text:p>
          </table:table-cell>
        </table:table-row>
        <table:table-row table:style-name="Tabla10.1">
          <table:table-cell table:style-name="Tabla10.A2" office:value-type="string">
            <text:p text:style-name="P45">grep</text:p>
          </table:table-cell>
          <table:table-cell table:style-name="Tabla10.A2" office:value-type="string">
            <text:p text:style-name="P67"><text:a xlink:type="simple" xlink:href="#_1rd32xtc7twi" text:style-name="ListLabel_20_10" text:visited-style-name="ListLabel_20_10"><text:span text:style-name="T59">Buscar </text:span></text:a><text:a xlink:type="simple" xlink:href="#_1rd32xtc7twi" text:style-name="ListLabel_20_13" text:visited-style-name="ListLabel_20_13"><text:span text:style-name="T59">c/</text:span></text:a><text:a xlink:type="simple" xlink:href="#_1rd32xtc7twi" text:style-name="ListLabel_20_10" text:visited-style-name="ListLabel_20_10"><text:span text:style-name="T59">modelo</text:span></text:a></text:p>
          </table:table-cell>
        </table:table-row>
        <table:table-row table:style-name="Tabla10.13">
          <table:table-cell table:style-name="Tabla10.A13" office:value-type="string">
            <text:p text:style-name="P46"/>
          </table:table-cell>
          <table:table-cell table:style-name="Tabla10.A13" office:value-type="string">
            <text:p text:style-name="P26"/>
          </table:table-cell>
        </table:table-row>
        <table:table-row table:style-name="Tabla10.1">
          <table:table-cell table:style-name="Tabla10.A2" office:value-type="string">
            <text:p text:style-name="P45">man</text:p>
          </table:table-cell>
          <table:table-cell table:style-name="Tabla10.A2" office:value-type="string">
            <text:p text:style-name="P67"><text:a xlink:type="simple" xlink:href="#_mfapgkwdrh8o" text:style-name="ListLabel_20_10" text:visited-style-name="ListLabel_20_10"><text:span text:style-name="T35">Manuales</text:span></text:a></text:p>
          </table:table-cell>
        </table:table-row>
        <table:table-row table:style-name="Tabla10.1">
          <table:table-cell table:style-name="Tabla10.A2" office:value-type="string">
            <text:p text:style-name="P45">diff</text:p>
          </table:table-cell>
          <table:table-cell table:style-name="Tabla10.A2" office:value-type="string">
            <text:p text:style-name="P67"><text:a xlink:type="simple" xlink:href="#_kgar94dgmogk" text:style-name="ListLabel_20_10" text:visited-style-name="ListLabel_20_10"><text:span text:style-name="T35">Compara files</text:span></text:a></text:p>
          </table:table-cell>
        </table:table-row>
        <table:table-row table:style-name="Tabla10.1">
          <table:table-cell table:style-name="Tabla10.A2" office:value-type="string">
            <text:p text:style-name="P45">diff</text:p>
          </table:table-cell>
          <table:table-cell table:style-name="Tabla10.A2" office:value-type="string">
            <text:p text:style-name="P67"><text:a xlink:type="simple" xlink:href="#_h90cmcsr3x6t" text:style-name="ListLabel_20_10" text:visited-style-name="ListLabel_20_10"><text:span text:style-name="T35">Compara dirs</text:span></text:a></text:p>
          </table:table-cell>
        </table:table-row>
        <table:table-row table:style-name="Tabla10.1">
          <table:table-cell table:style-name="Tabla10.A2" office:value-type="string">
            <text:p text:style-name="P45">tree</text:p>
          </table:table-cell>
          <table:table-cell table:style-name="Tabla10.A2" office:value-type="string">
            <text:p text:style-name="P67"><text:a xlink:type="simple" xlink:href="#_kipu4mh6e2wc" text:style-name="ListLabel_20_10" text:visited-style-name="ListLabel_20_10"><text:span text:style-name="T35">Listar dirs</text:span></text:a></text:p>
          </table:table-cell>
        </table:table-row>
        <table:table-row table:style-name="Tabla10.1">
          <table:table-cell table:style-name="Tabla10.A2" office:value-type="string">
            <text:p text:style-name="P45">touch</text:p>
          </table:table-cell>
          <table:table-cell table:style-name="Tabla10.A2" office:value-type="string">
            <text:p text:style-name="P67"><text:a xlink:type="simple" xlink:href="#_kudrzhs5dchd" text:style-name="ListLabel_20_12" text:visited-style-name="ListLabel_20_12"><text:span text:style-name="T60">Mod </text:span></text:a><text:a xlink:type="simple" xlink:href="#_kudrzhs5dchd" text:style-name="ListLabel_20_14" text:visited-style-name="ListLabel_20_14"><text:span text:style-name="T60">marca tiemp</text:span></text:a><text:span text:style-name="T35">o</text:span></text:p>
          </table:table-cell>
        </table:table-row>
        <table:table-row table:style-name="Tabla10.1">
          <table:table-cell table:style-name="Tabla10.A2" office:value-type="string">
            <text:p text:style-name="P45">man</text:p>
          </table:table-cell>
          <table:table-cell table:style-name="Tabla10.A2" office:value-type="string">
            <text:p text:style-name="P67"><text:a xlink:type="simple" xlink:href="#_khtgyndiw22b" text:style-name="ListLabel_20_10" text:visited-style-name="ListLabel_20_10"><text:span text:style-name="T35">Enviar mens</text:span></text:a></text:p>
          </table:table-cell>
        </table:table-row>
        <table:table-row table:style-name="Tabla10.1">
          <table:table-cell table:style-name="Tabla10.A2" office:value-type="string">
            <text:p text:style-name="P45">diff</text:p>
          </table:table-cell>
          <table:table-cell table:style-name="Tabla10.A2" office:value-type="string">
            <text:p text:style-name="P67"><text:a xlink:type="simple" xlink:href="#_n44rukcln4nj" text:style-name="ListLabel_20_10" text:visited-style-name="ListLabel_20_10"><text:span text:style-name="T35">Imprimir</text:span></text:a></text:p>
          </table:table-cell>
        </table:table-row>
        <table:table-row table:style-name="Tabla10.1">
          <table:table-cell table:style-name="Tabla10.A2" office:value-type="string">
            <text:p text:style-name="P45">diff</text:p>
          </table:table-cell>
          <table:table-cell table:style-name="Tabla10.A2" office:value-type="string">
            <text:p text:style-name="P67"><text:a xlink:type="simple" xlink:href="#_ubqq0b7j9hfs" text:style-name="ListLabel_20_10" text:visited-style-name="ListLabel_20_10"><text:span text:style-name="T35">Mostrar term</text:span></text:a></text:p>
          </table:table-cell>
        </table:table-row>
        <table:table-row table:style-name="Tabla10.1">
          <table:table-cell table:style-name="Tabla10.A2" office:value-type="string">
            <text:p text:style-name="P45">tree</text:p>
          </table:table-cell>
          <table:table-cell table:style-name="Tabla10.A2" office:value-type="string">
            <text:p text:style-name="P67"><text:a xlink:type="simple" xlink:href="#_qa7bmbbxnqlh" text:style-name="ListLabel_20_10" text:visited-style-name="ListLabel_20_10"><text:span text:style-name="T35">Comunicac us</text:span></text:a></text:p>
          </table:table-cell>
        </table:table-row>
        <table:table-row table:style-name="Tabla10.1">
          <table:table-cell table:style-name="Tabla10.A2" office:value-type="string">
            <text:p text:style-name="P45">touch</text:p>
          </table:table-cell>
          <table:table-cell table:style-name="Tabla10.A2" office:value-type="string">
            <text:p text:style-name="P67"><text:a xlink:type="simple" xlink:href="#_lyq9nv1k8ldc" text:style-name="ListLabel_20_10" text:visited-style-name="ListLabel_20_10"><text:span text:style-name="T35">Identifica us</text:span></text:a></text:p>
          </table:table-cell>
        </table:table-row>
      </table:table>
      <text:h text:style-name="P95" text:outline-level="3"><text:span text:style-name="Heading_20_2_20_Char"><text:span text:style-name="T28"/></text:span></text:h>
      <text:p text:style-name="P40"><text:span text:style-name="Heading_20_2_20_Char"/></text:p>
      <text:p text:style-name="P41"><text:span text:style-name="Heading_20_2_20_Char"><text:span text:style-name="T28"/></text:span></text:p>
      <text:h text:style-name="P37" text:outline-level="2"><draw:frame draw:style-name="fr2" draw:name="Imagen1 Copia 3" text:anchor-type="as-char" svg:y="-0.452cm" svg:width="0.653cm" svg:height="0.524cm" draw:z-index="20"><draw:image xlink:href="Pictures/10000001000000F2000000C22C50D6D5.png" xlink:type="simple" xlink:show="embed" xlink:actuate="onLoad" draw:mime-type="image/png"/></draw:frame><text:span text:style-name="Heading_20_2_20_Char"><text:span text:style-name="T28"><text:s/></text:span></text:span><text:span text:style-name="Heading_20_2_20_Char"><text:span text:style-name="T11"><text:s/>PARAMETROS X COMANDO</text:span></text:span></text:h>
      <text:list xml:id="list10660102340009" text:continue-numbering="true" text:style-name="L2">
        <text:list-item>
          <text:h text:style-name="P78" text:outline-level="3"><text:span text:style-name="Heading_20_2_20_Char"><text:span text:style-name="T28">‘Ls’ COMAND</text:span></text:span></text:h>
        </text:list-item>
      </text:list>
      <text:list text:style-name="L3">
        <text:list-item>
          <text:h text:style-name="P77" text:outline-level="3"><text:bookmark text:name="_47azsrixrbhx"/>SINTAXIS</text:h>
        </text:list-item>
      </text:list>
      <text:p text:style-name="P68"><text:span text:style-name="Heading_20_2_20_Char"><text:span text:style-name="T7">ls </text:span></text:span><text:span text:style-name="Heading_20_2_20_Char"><text:span text:style-name="T33">[</text:span></text:span><text:span text:style-name="Heading_20_2_20_Char"><text:span text:style-name="T64">Opciones</text:span></text:span><text:span text:style-name="Heading_20_2_20_Char"><text:span text:style-name="T33">] [</text:span></text:span><text:span text:style-name="Heading_20_2_20_Char"><text:span text:style-name="T32">nombre_directorio o archivo</text:span></text:span><text:span text:style-name="Heading_20_2_20_Char"><text:span text:style-name="T33">]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0">-a</text:p>
          </table:table-cell>
          <table:table-cell table:style-name="Tabla6.A1" office:value-type="string">
            <text:p text:style-name="P42">Ocultos y . + ..</text:p>
          </table:table-cell>
        </table:table-row>
        <table:table-row table:style-name="Tabla6.1">
          <table:table-cell table:style-name="Tabla6.A2" office:value-type="string">
            <text:p text:style-name="P50">-A</text:p>
          </table:table-cell>
          <table:table-cell table:style-name="Tabla6.A2" office:value-type="string">
            <text:p text:style-name="P42">Sólo ocultos</text:p>
          </table:table-cell>
        </table:table-row>
        <table:table-row table:style-name="Tabla6.1">
          <table:table-cell table:style-name="Tabla6.A2" office:value-type="string">
            <text:p text:style-name="P50">-1</text:p>
          </table:table-cell>
          <table:table-cell table:style-name="Tabla6.A2" office:value-type="string">
            <text:p text:style-name="P42">En columna</text:p>
          </table:table-cell>
        </table:table-row>
        <table:table-row table:style-name="Tabla6.1">
          <table:table-cell table:style-name="Tabla6.A2" office:value-type="string">
            <text:p text:style-name="P50">-c</text:p>
          </table:table-cell>
          <table:table-cell table:style-name="Tabla6.A2" office:value-type="string">
            <text:p text:style-name="P42">Orden f. Creación</text:p>
          </table:table-cell>
        </table:table-row>
        <text:soft-page-break/>
        <table:table-row table:style-name="Tabla6.1">
          <table:table-cell table:style-name="Tabla6.A2" office:value-type="string">
            <text:p text:style-name="P50">-t</text:p>
          </table:table-cell>
          <table:table-cell table:style-name="Tabla6.A2" office:value-type="string">
            <text:p text:style-name="P42">Orden f. Modif</text:p>
          </table:table-cell>
        </table:table-row>
        <table:table-row table:style-name="Tabla6.1">
          <table:table-cell table:style-name="Tabla6.A2" office:value-type="string">
            <text:p text:style-name="P50">-r</text:p>
          </table:table-cell>
          <table:table-cell table:style-name="Tabla6.A2" office:value-type="string">
            <text:p text:style-name="P42">Orden alfab inverso</text:p>
          </table:table-cell>
        </table:table-row>
        <table:table-row table:style-name="Tabla6.1">
          <table:table-cell table:style-name="Tabla6.A2" office:value-type="string">
            <text:p text:style-name="P50">-f</text:p>
          </table:table-cell>
          <table:table-cell table:style-name="Tabla6.A2" office:value-type="string">
            <text:p text:style-name="P42">Directorio sin ordenar</text:p>
          </table:table-cell>
        </table:table-row>
        <table:table-row table:style-name="Tabla6.1">
          <table:table-cell table:style-name="Tabla6.A2" office:value-type="string">
            <text:p text:style-name="P50">-l</text:p>
          </table:table-cell>
          <table:table-cell table:style-name="Tabla6.A2" office:value-type="string">
            <text:p text:style-name="P42">Inf. Detallada -tamño, user, etc</text:p>
          </table:table-cell>
        </table:table-row>
        <table:table-row table:style-name="Tabla6.1">
          <table:table-cell table:style-name="Tabla6.A2" office:value-type="string">
            <text:p text:style-name="P50">-metro</text:p>
          </table:table-cell>
          <table:table-cell table:style-name="Tabla6.A2" office:value-type="string">
            <text:p text:style-name="P42">Muestra 1línea separado x comas</text:p>
          </table:table-cell>
        </table:table-row>
        <table:table-row table:style-name="Tabla6.1">
          <table:table-cell table:style-name="Tabla6.A2" office:value-type="string">
            <text:p text:style-name="P50">-i</text:p>
          </table:table-cell>
          <table:table-cell table:style-name="Tabla6.A2" office:value-type="string">
            <text:p text:style-name="P42">Muestra información de i-node</text:p>
          </table:table-cell>
        </table:table-row>
        <table:table-row table:style-name="Tabla6.1">
          <table:table-cell table:style-name="Tabla6.A2" office:value-type="string">
            <text:p text:style-name="P50">-f</text:p>
          </table:table-cell>
          <table:table-cell table:style-name="Tabla6.A2" office:value-type="string">
            <text:p text:style-name="P42"/>
          </table:table-cell>
        </table:table-row>
        <table:table-row table:style-name="Tabla6.1">
          <table:table-cell table:style-name="Tabla6.A2" office:value-type="string">
            <text:p text:style-name="P50">-R</text:p>
          </table:table-cell>
          <table:table-cell table:style-name="Tabla6.A2" office:value-type="string">
            <text:p text:style-name="P91">Muestra contenido del directorio actual y de sus subdirectorios</text:p>
          </table:table-cell>
        </table:table-row>
        <table:table-row table:style-name="Tabla6.1">
          <table:table-cell table:style-name="Tabla6.A2" office:value-type="string">
            <text:p text:style-name="P50">-d</text:p>
          </table:table-cell>
          <table:table-cell table:style-name="Tabla6.A2" office:value-type="string">
            <text:p text:style-name="P91">Aparecen directorios como los archivos (sin mostrar contenido)</text:p>
          </table:table-cell>
        </table:table-row>
        <table:table-row table:style-name="Tabla6.1">
          <table:table-cell table:style-name="Tabla6.A2" office:value-type="string">
            <text:p text:style-name="P50">-s</text:p>
          </table:table-cell>
          <table:table-cell table:style-name="Tabla6.A2" office:value-type="string">
            <text:p text:style-name="P91">Muestra el tamaño (kb) de cada archivo próximo al solicitado.</text:p>
          </table:table-cell>
        </table:table-row>
        <table:table-row table:style-name="Tabla6.1">
          <table:table-cell table:style-name="Tabla6.A2" office:value-type="string">
            <text:p text:style-name="P50">-p</text:p>
          </table:table-cell>
          <table:table-cell table:style-name="Tabla6.A2" office:value-type="string">
            <text:p text:style-name="P90">Añade un carácter al nombre del archivo para indicar a qué tipo pertenece.</text:p>
          </table:table-cell>
        </table:table-row>
        <table:table-row table:style-name="Tabla6.1">
          <table:table-cell table:style-name="Tabla6.A2" office:value-type="string">
            <text:p text:style-name="P50">-b</text:p>
          </table:table-cell>
          <table:table-cell table:style-name="Tabla6.A2" office:value-type="string">
            <text:p text:style-name="P99">Muestra caracteres no imprimibles d nombres d ficheros con código octal.</text:p>
          </table:table-cell>
        </table:table-row>
      </table:table>
      <text:list text:continue-list="list10660102340009" text:style-name="L2">
        <text:list-item>
          <text:h text:style-name="P73" text:outline-level="3"><text:span text:style-name="Heading_20_2_20_Char"><text:span text:style-name="T28">‘</text:span></text:span><text:span text:style-name="Heading_20_2_20_Char"><text:span text:style-name="T29">xx</text:span></text:span><text:span text:style-name="Heading_20_2_20_Char"><text:span text:style-name="T28">’ COMAND</text:span></text:span></text:h>
        </text:list-item>
      </text:list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93">-a</text:p>
          </table:table-cell>
          <table:table-cell table:style-name="Tabla11.A1" office:value-type="string">
            <text:p text:style-name="P89">Ocultos y . + ..</text:p>
          </table:table-cell>
        </table:table-row>
        <table:table-row table:style-name="Tabla11.1">
          <table:table-cell table:style-name="Tabla11.A2" office:value-type="string">
            <text:p text:style-name="P93">-A</text:p>
          </table:table-cell>
          <table:table-cell table:style-name="Tabla11.A2" office:value-type="string">
            <text:p text:style-name="P89">Sólo ocultos</text:p>
          </table:table-cell>
        </table:table-row>
        <table:table-row table:style-name="Tabla11.1">
          <table:table-cell table:style-name="Tabla11.A2" office:value-type="string">
            <text:p text:style-name="P93">-1</text:p>
          </table:table-cell>
          <table:table-cell table:style-name="Tabla11.A2" office:value-type="string">
            <text:p text:style-name="P89">En columna</text:p>
          </table:table-cell>
        </table:table-row>
      </table:table>
      <text:list text:continue-numbering="true" text:style-name="L2">
        <text:list-item>
          <text:h text:style-name="P79" text:outline-level="3"><text:span text:style-name="Heading_20_2_20_Char"><text:span text:style-name="T29"/></text:span></text:h>
        </text:list-item>
      </text:list>
      <text:p text:style-name="P36"/>
      <text:p text:style-name="P31"/>
      <text:list text:continue-numbering="true" text:style-name="L2">
        <text:list-item>
          <text:h text:style-name="P76" text:outline-level="3"><text:span text:style-name="Heading_20_2_20_Char"><text:span text:style-name="T28">PARAMETROS X COMANDO ‘</text:span></text:span><text:span text:style-name="Heading_20_2_20_Char"><text:span text:style-name="T31">extendido</text:span></text:span><text:span text:style-name="Heading_20_2_20_Char"><text:span text:style-name="T29">’</text:span></text:span></text:h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00"><draw:frame draw:style-name="fr1" draw:name="Imagen9 Copia 3" text:anchor-type="as-char" svg:width="0.651cm" svg:height="0.7cm" draw:z-index="65"><draw:image xlink:href="Pictures/10000001000000EF000000FCBFED8971.png" xlink:type="simple" xlink:show="embed" xlink:actuate="onLoad" draw:mime-type="image/png"/></draw:frame></text:p>
          </table:table-cell>
          <table:table-cell table:style-name="Tabla9.A1" office:value-type="string">
            <text:p text:style-name="P101">Utilidades_bash_param_x_comando_extend</text:p>
          </table:table-cell>
          <table:table-cell table:style-name="Tabla9.A1" office:value-type="string">
            <text:p text:style-name="P100"><text:a xlink:type="simple" xlink:href="../../Bash/Utilidades_bash_param_x_comando_extend.pdf" text:style-name="Internet_20_link" text:visited-style-name="Visited_20_Internet_20_Link"><text:span text:style-name="T68">Abrir</text:span><text:span text:style-name="T69">🠞</text:span></text:a></text:p>
          </table:table-cell>
        </table:table-row>
      </table:table>
      <text:p text:style-name="P80"><text:span text:style-name="Heading_20_2_20_Char"/></text:p>
      <text:p text:style-name="P81"/>
      <text:p text:style-name="P69"/>
      <text:h text:style-name="P35" text:outline-level="2"><text:span text:style-name="Heading_20_2_20_Char"><text:span text:style-name="T28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Montserrat Medium" svg:font-family="'Montserrat Medium'"/>
    <style:font-face style:name="Montserrat Medium1" svg:font-family="'Montserrat Medium'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99cm" fo:margin-left="-2.237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61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237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63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25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43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35" draw:name="Imagen 4" draw:style-name="Mgr1" draw:text-style-name="MP19" svg:width="0.399cm" svg:height="0.399cm" draw:transform="rotate (-0.149051118120316) translate (17.8046666666667cm 30.1272222222222cm)"><draw:image xlink:href="Pictures/100000010000010000000100BA7411A2.png" xlink:type="simple" xlink:show="embed" xlink:actuate="onLoad" draw:mime-type="image/png"><text:p/></draw:image></draw:frame><draw:custom-shape text:anchor-type="char" draw:z-index="48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53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5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9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22M24S</meta:editing-duration>
    <meta:editing-cycles>6</meta:editing-cycles>
    <dc:date>2025-03-13T01:06:59.809618700</dc:date>
    <meta:print-date>2025-03-12T20:49:37.405157699</meta:print-date>
    <meta:printed-by>Archivos PDF</meta:printed-by>
    <meta:document-statistic meta:table-count="11" meta:image-count="21" meta:object-count="0" meta:page-count="5" meta:paragraph-count="254" meta:word-count="700" meta:character-count="4175" meta:non-whitespace-character-count="3708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